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4cm" draw:marker-start-width="0.07cm" draw:marker-end-width="0.07cm" draw:fill="solid" draw:fill-color="#ffff00" draw:textarea-horizontal-align="justify" draw:textarea-vertical-align="middle" draw:auto-grow-height="false" fo:min-height="0.64cm" fo:min-width="0cm" fo:padding-top="0.145cm" fo:padding-bottom="0.145cm" fo:padding-left="0.27cm" fo:padding-right="0.27cm"/>
    </style:style>
    <style:style style:name="gr2" style:family="graphic" style:parent-style-name="standard">
      <style:graphic-properties svg:stroke-width="0.04cm" draw:marker-start-width="0.07cm" draw:marker-end-width="0.07cm" draw:fill="hatch" draw:fill-hatch-name="Black_20_45_20_Degrees_20_Wide" draw:textarea-horizontal-align="justify" draw:textarea-vertical-align="middle" draw:auto-grow-height="false" fo:min-height="0.218cm" fo:min-width="0.984cm" fo:padding-top="0.145cm" fo:padding-bottom="0.145cm" fo:padding-left="0.27cm" fo:padding-right="0.27cm"/>
    </style:style>
    <style:style style:name="gr3" style:family="graphic" style:parent-style-name="standard">
      <style:graphic-properties svg:stroke-width="0.04cm" draw:marker-start-width="0.07cm" draw:marker-end-width="0.07cm" draw:fill="hatch" draw:fill-color="#ff950e" draw:fill-hatch-name="Black_20_0_20_Degrees" draw:fill-hatch-solid="false" draw:textarea-horizontal-align="justify" draw:textarea-vertical-align="middle" draw:auto-grow-height="false" fo:min-height="0.218cm" fo:min-width="0.984cm" fo:padding-top="0.145cm" fo:padding-bottom="0.145cm" fo:padding-left="0.27cm" fo:padding-right="0.27cm"/>
    </style:style>
    <style:style style:name="gr4" style:family="graphic" style:parent-style-name="objectwithoutfill">
      <style:graphic-properties svg:stroke-width="0.04cm" draw:marker-start-width="0.07cm" draw:marker-end-width="0.07cm" draw:fill="none" draw:textarea-vertical-align="middle" fo:padding-top="0.145cm" fo:padding-bottom="0.145cm" fo:padding-left="0.27cm" fo:padding-right="0.27cm"/>
    </style:style>
    <style:style style:name="gr5" style:family="graphic" style:parent-style-name="standard">
      <style:graphic-properties svg:stroke-width="0.04cm" draw:marker-start-width="0.07cm" draw:marker-end-width="0.07cm" draw:fill="solid" draw:fill-color="#666699" draw:textarea-horizontal-align="justify" draw:textarea-vertical-align="middle" draw:auto-grow-height="false" fo:min-height="0.658cm" fo:min-width="0cm" fo:padding-top="0.145cm" fo:padding-bottom="0.145cm" fo:padding-left="0.27cm" fo:padding-right="0.27cm"/>
    </style:style>
    <style:style style:name="gr6" style:family="graphic" style:parent-style-name="standard">
      <style:graphic-properties svg:stroke-width="0.04cm" draw:marker-start-width="0.07cm" draw:marker-end-width="0.07cm" draw:fill="solid" draw:fill-color="#00ff00" draw:textarea-horizontal-align="justify" draw:textarea-vertical-align="middle" draw:auto-grow-height="false" fo:min-height="0.623cm" fo:min-width="0cm" fo:padding-top="0.145cm" fo:padding-bottom="0.145cm" fo:padding-left="0.27cm" fo:padding-right="0.27cm"/>
    </style:style>
    <style:style style:name="gr7" style:family="graphic" style:parent-style-name="standard">
      <style:graphic-properties svg:stroke-width="0.04cm" draw:marker-start-width="0.07cm" draw:marker-end-width="0.07cm" draw:fill="solid" draw:fill-color="#ff0000" draw:textarea-horizontal-align="justify" draw:textarea-vertical-align="middle" draw:auto-grow-height="false" fo:min-height="0.611cm" fo:min-width="0.066cm" fo:padding-top="0.145cm" fo:padding-bottom="0.145cm" fo:padding-left="0.27cm" fo:padding-right="0.27cm"/>
    </style:style>
    <style:style style:name="gr8" style:family="graphic" style:parent-style-name="standard">
      <style:graphic-properties svg:stroke-width="0.05cm" draw:marker-start-width="0.08cm" draw:marker-end-width="0.08cm" draw:fill="none" draw:textarea-horizontal-align="justify" draw:textarea-vertical-align="middle" draw:auto-grow-height="false" fo:min-height="0.564cm" fo:min-width="1.39cm" fo:padding-top="0.15cm" fo:padding-bottom="0.15cm" fo:padding-left="0.275cm" fo:padding-right="0.275cm"/>
      <style:paragraph-properties style:writing-mode="lr-tb"/>
    </style:style>
    <style:style style:name="gr9" style:family="graphic" style:parent-style-name="objectwithoutfill">
      <style:graphic-properties svg:stroke-width="0.05cm" draw:marker-start-width="0.08cm" draw:marker-end-width="0.08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fill="gradient" draw:fill-color="#ffff00" draw:fill-gradient-name="Gradient_20_7" draw:gradient-step-count="0" draw:textarea-vertical-align="middle" draw:auto-grow-height="false" fo:min-height="1.02cm" fo:min-width="0.77cm" fo:wrap-option="wrap"/>
    </style:style>
    <style:style style:name="gr11" style:family="graphic" style:parent-style-name="standard">
      <style:graphic-properties draw:textarea-horizontal-align="justify" draw:textarea-vertical-align="middle" draw:auto-grow-height="false" fo:min-height="0.196cm" fo:min-width="1.559cm"/>
    </style:style>
    <style:style style:name="gr12" style:family="graphic" style:parent-style-name="standard">
      <style:graphic-properties draw:textarea-horizontal-align="justify" draw:textarea-vertical-align="middle" draw:auto-grow-height="false" fo:min-height="1.084cm" fo:min-width="0.008cm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 fo:wrap-option="wrap"/>
    </style:style>
    <style:style style:name="gr14" style:family="graphic" style:parent-style-name="standard">
      <style:graphic-properties draw:stroke="none" svg:stroke-width="0.04cm" svg:stroke-color="#000000" draw:marker-start-width="0.07cm" draw:marker-end-width="0.07cm" draw:fill="none" draw:fill-color="#ffffff" draw:textarea-horizontal-align="left" draw:auto-grow-height="true" draw:auto-grow-width="true" fo:min-height="0.661cm" fo:min-width="2.298cm"/>
      <style:paragraph-properties style:writing-mode="lr-tb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svg:stroke-width="0.05cm" draw:marker-start-width="0.28cm" draw:marker-end-width="0.28cm" draw:fill="solid" draw:fill-color="#ff950e" draw:textarea-horizontal-align="justify" draw:textarea-vertical-align="middle" draw:auto-grow-height="false" fo:min-height="0.564cm" fo:min-width="1.39cm" fo:padding-top="0.15cm" fo:padding-bottom="0.15cm" fo:padding-left="0.275cm" fo:padding-right="0.275cm"/>
      <style:paragraph-properties style:writing-mode="lr-tb"/>
    </style:style>
    <style:style style:name="gr17" style:family="graphic" style:parent-style-name="standard">
      <style:graphic-properties draw:fill="gradient" draw:fill-color="#ffff00" draw:fill-gradient-name="Gradient_20_9" draw:gradient-step-count="0" draw:textarea-vertical-align="middle" draw:auto-grow-height="false" fo:min-height="1.02cm" fo:min-width="0.77cm" fo:wrap-option="wrap"/>
    </style:style>
    <style:style style:name="gr18" style:family="graphic" style:parent-style-name="standard">
      <style:graphic-properties draw:textarea-horizontal-align="justify" draw:textarea-vertical-align="middle" draw:auto-grow-height="false" fo:min-height="0.386cm" fo:min-width="1.501cm"/>
    </style:style>
    <style:style style:name="gr19" style:family="graphic" style:parent-style-name="standard">
      <style:graphic-properties draw:fill="gradient" draw:fill-color="#ffff00" draw:fill-gradient-name="Gradient_20_8" draw:gradient-step-count="0" draw:textarea-vertical-align="middle" draw:auto-grow-height="false" fo:min-height="1.02cm" fo:min-width="0.77cm" fo:wrap-option="wrap"/>
    </style:style>
    <style:style style:name="gr20" style:family="graphic" style:parent-style-name="standard">
      <style:graphic-properties draw:fill="gradient" draw:fill-color="#000000" draw:fill-gradient-name="Gradient_20_5" draw:gradient-step-count="0" draw:textarea-horizontal-align="justify" draw:textarea-vertical-align="middle" draw:auto-grow-height="false" fo:min-height="0cm" fo:min-width="0cm" fo:wrap-option="wrap"/>
    </style:style>
    <style:style style:name="gr21" style:family="graphic" style:parent-style-name="standard">
      <style:graphic-properties draw:stroke="none" svg:stroke-width="0.04cm" svg:stroke-color="#000000" draw:marker-start-width="0.07cm" draw:marker-end-width="0.07cm" draw:fill="none" draw:fill-color="#ffffff" draw:textarea-horizontal-align="left" draw:auto-grow-height="true" draw:auto-grow-width="true" fo:min-height="0.661cm" fo:min-width="2.585cm"/>
      <style:paragraph-properties style:writing-mode="lr-tb"/>
    </style:style>
    <style:style style:name="gr22" style:family="graphic" style:parent-style-name="standard">
      <style:graphic-properties svg:stroke-width="0.04cm" draw:marker-start-width="0.07cm" draw:marker-end-width="0.07cm" draw:fill="solid" draw:fill-color="#00ff00" draw:textarea-horizontal-align="justify" draw:textarea-vertical-align="middle" draw:auto-grow-height="false" fo:min-height="0.649cm" fo:min-width="0cm" fo:padding-top="0.145cm" fo:padding-bottom="0.145cm" fo:padding-left="0.27cm" fo:padding-right="0.27cm"/>
    </style:style>
    <style:style style:name="gr23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textarea-horizontal-align="justify" draw:textarea-vertical-align="middle" draw:auto-grow-height="false" fo:min-height="0.862cm" fo:min-width="0.008cm"/>
    </style:style>
    <style:style style:name="gr25" style:family="graphic" style:parent-style-name="standard">
      <style:graphic-properties svg:stroke-width="0.05cm" draw:marker-start-width="0.08cm" draw:marker-end-width="0.08cm" draw:fill="none" draw:textarea-horizontal-align="justify" draw:textarea-vertical-align="middle" draw:auto-grow-height="false" fo:min-height="0.564cm" fo:min-width="4.692cm" fo:padding-top="0.15cm" fo:padding-bottom="0.15cm" fo:padding-left="0.275cm" fo:padding-right="0.275cm"/>
      <style:paragraph-properties style:writing-mode="lr-tb"/>
    </style:style>
    <style:style style:name="gr26" style:family="graphic" style:parent-style-name="standard">
      <style:graphic-properties svg:stroke-width="0.05cm" draw:marker-start-width="0.08cm" draw:marker-end-width="0.08cm" draw:fill="none" draw:textarea-horizontal-align="justify" draw:textarea-vertical-align="middle" draw:auto-grow-height="false" fo:min-height="0.564cm" fo:min-width="6.978cm" fo:padding-top="0.15cm" fo:padding-bottom="0.15cm" fo:padding-left="0.275cm" fo:padding-right="0.275cm"/>
      <style:paragraph-properties style:writing-mode="lr-tb"/>
    </style:style>
    <style:style style:name="gr27" style:family="graphic" style:parent-style-name="Default_20_Drawing_20_Style_5f_1">
      <style:graphic-properties draw:fill="solid" draw:fill-color="#ff950e" draw:textarea-horizontal-align="justify" draw:textarea-vertical-align="middle" draw:auto-grow-height="false" fo:min-height="5.75cm" fo:min-width="5.5cm"/>
    </style:style>
    <style:style style:name="gr28" style:family="graphic" style:parent-style-name="Default_20_Drawing_20_Style_5f_1">
      <style:graphic-properties draw:textarea-horizontal-align="justify" draw:textarea-vertical-align="middle" draw:auto-grow-height="false" fo:min-height="6.75cm" fo:min-width="6.5cm"/>
    </style:style>
    <style:style style:name="gr29" style:family="graphic" style:parent-style-name="Default_20_Drawing_20_Style_5f_1">
      <style:graphic-properties draw:fill="solid" draw:fill-color="#990099" draw:textarea-horizontal-align="justify" draw:textarea-vertical-align="middle" draw:auto-grow-height="false" fo:min-height="5.75cm" fo:min-width="5.5cm"/>
    </style:style>
    <style:style style:name="gr30" style:family="graphic" style:parent-style-name="Default_20_Drawing_20_Style_5f_1">
      <style:graphic-properties draw:fill="solid" draw:fill-color="#669900" draw:textarea-horizontal-align="justify" draw:textarea-vertical-align="middle" draw:auto-grow-height="false" fo:min-height="6.75cm" fo:min-width="6.5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fff00"/>
      <style:paragraph-properties fo:text-align="center"/>
    </style:style>
    <style:style style:name="P2" style:family="paragraph">
      <loext:graphic-properties draw:fill="hatch" draw:fill-hatch-name="Black_20_45_20_Degrees_20_Wide"/>
      <style:paragraph-properties fo:text-align="center"/>
    </style:style>
    <style:style style:name="P3" style:family="paragraph">
      <loext:graphic-properties draw:fill="hatch" draw:fill-color="#ff950e" draw:fill-hatch-name="Black_20_0_20_Degrees" draw:fill-hatch-solid="false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666699"/>
      <style:paragraph-properties fo:text-align="center"/>
    </style:style>
    <style:style style:name="P6" style:family="paragraph">
      <loext:graphic-properties draw:fill="solid" draw:fill-color="#00ff00"/>
      <style:paragraph-properties fo:text-align="center"/>
    </style:style>
    <style:style style:name="P7" style:family="paragraph">
      <loext:graphic-properties draw:fill="solid" draw:fill-color="#ff0000"/>
      <style:paragraph-properties fo:text-align="center"/>
    </style:style>
    <style:style style:name="P8" style:family="paragraph">
      <style:paragraph-properties fo:text-align="center" style:writing-mode="lr-tb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="gradient" draw:fill-color="#ffff00" draw:fill-gradient-name="Gradient_20_7" draw:gradient-step-count="0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font-size="14pt" style:font-size-asian="18pt" style:font-size-complex="18pt"/>
    </style:style>
    <style:style style:name="P14" style:family="paragraph">
      <style:paragraph-properties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solid" draw:fill-color="#ff950e"/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="gradient" draw:fill-color="#ffff00" draw:fill-gradient-name="Gradient_20_9" draw:gradient-step-count="0"/>
      <style:paragraph-properties fo:text-align="center"/>
    </style:style>
    <style:style style:name="P19" style:family="paragraph">
      <loext:graphic-properties draw:fill-color="#ffffff"/>
      <style:paragraph-properties style:writing-mode="lr-tb"/>
    </style:style>
    <style:style style:name="P20" style:family="paragraph">
      <loext:graphic-properties draw:fill="gradient" draw:fill-color="#ffff00" draw:fill-gradient-name="Gradient_20_8" draw:gradient-step-count="0"/>
      <style:paragraph-properties fo:text-align="center"/>
    </style:style>
    <style:style style:name="P21" style:family="paragraph">
      <loext:graphic-properties draw:fill="gradient" draw:fill-color="#000000" draw:fill-gradient-name="Gradient_20_5" draw:gradient-step-count="0"/>
      <style:paragraph-properties fo:text-align="center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23" style:family="paragraph">
      <loext:graphic-properties draw:fill="solid" draw:fill-color="#ff950e"/>
      <style:paragraph-properties fo:text-align="center"/>
    </style:style>
    <style:style style:name="P24" style:family="paragraph">
      <loext:graphic-properties draw:fill="solid" draw:fill-color="#990099"/>
      <style:paragraph-properties fo:text-align="center"/>
    </style:style>
    <style:style style:name="P25" style:family="paragraph">
      <loext:graphic-properties draw:fill="solid" draw:fill-color="#669900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0.228cm" svg:height="0.952cm" svg:x="9.367cm" svg:y="11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1.524cm" svg:height="0.508cm" svg:x="5.962cm" svg:y="11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3" draw:id="id3" draw:layer="layout" svg:width="1.524cm" svg:height="0.508cm" svg:x="9.654cm" svg:y="11.727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5.962cm" svg:y1="11.981cm" svg:x2="6.487cm" svg:y2="15.025cm" draw:start-shape="id1" draw:start-glue-point="3" draw:end-shape="id2" draw:end-glue-point="3" svg:d="M5962 11981c-780 0-1042 3044 525 3044" svg:viewBox="0 0 1146 3045">
          <text:p/>
        </draw:connector>
        <draw:connector draw:style-name="gr4" draw:text-style-name="P4" draw:layer="layout" draw:type="curve" svg:x1="11.178cm" svg:y1="11.981cm" svg:x2="10.957cm" svg:y2="15.034cm" draw:start-shape="id3" draw:start-glue-point="1" draw:end-shape="id4" draw:end-glue-point="2" svg:d="M11178 11981c780 0 890 3053-221 3053" svg:viewBox="0 0 821 3054">
          <text:p/>
        </draw:connector>
        <draw:custom-shape draw:style-name="gr5" draw:text-style-name="P5" draw:layer="layout" svg:width="0.283cm" svg:height="0.974cm" svg:x="7.584cm" svg:y="11.2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8.733cm" svg:y="11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7.964cm" svg:y="11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5" draw:id="id5" draw:layer="layout" svg:width="2.032cm" svg:height="0.956cm" svg:x="7.499cm" svg:y="14.567cm">
          <text:p text:style-name="P8"><text:span text:style-name="T1">pYPK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xml:id="id2" draw:id="id2" draw:layer="layout" draw:type="line" svg:x1="7.499cm" svg:y1="15.045cm" svg:x2="6.487cm" svg:y2="15.025cm" draw:start-shape="id5" draw:start-glue-point="3" svg:d="M7499 15045l-1012-20" svg:viewBox="0 0 1013 21">
          <text:p/>
        </draw:connector>
        <draw:connector draw:style-name="gr9" draw:text-style-name="P4" xml:id="id4" draw:id="id4" draw:layer="layout" draw:type="line" svg:x1="10.957cm" svg:y1="15.034cm" svg:x2="9.531cm" svg:y2="15.045cm" draw:end-shape="id5" draw:end-glue-point="1" svg:d="M10957 15034l-1426 11" svg:viewBox="0 0 1427 12">
          <text:p/>
        </draw:connector>
        <draw:custom-shape draw:style-name="gr1" draw:text-style-name="P1" draw:layer="layout" svg:width="0.228cm" svg:height="0.952cm" svg:x="22.677cm" svg:y="8.8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6" draw:id="id6" draw:layer="layout" svg:width="1.524cm" svg:height="0.508cm" svg:x="16.472cm" svg:y="9.3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8" draw:id="id8" draw:layer="layout" svg:width="1.524cm" svg:height="0.508cm" svg:x="22.964cm" svg:y="9.339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16.472cm" svg:y1="9.593cm" svg:x2="17.797cm" svg:y2="11.761cm" draw:start-shape="id6" draw:start-glue-point="3" draw:end-shape="id7" draw:end-glue-point="3" svg:d="M16472 9593c-780 0-1442 2168 1325 2168" svg:viewBox="0 0 2006 2169">
          <text:p/>
        </draw:connector>
        <draw:connector draw:style-name="gr4" draw:text-style-name="P4" draw:layer="layout" draw:type="curve" svg:x1="24.488cm" svg:y1="9.593cm" svg:x2="22.267cm" svg:y2="11.77cm" draw:start-shape="id8" draw:start-glue-point="1" draw:end-shape="id9" draw:end-glue-point="2" svg:d="M24488 9593c780 0 1890 2177-2221 2177" svg:viewBox="0 0 2970 2178">
          <text:p/>
        </draw:connector>
        <draw:custom-shape draw:style-name="gr5" draw:text-style-name="P5" draw:layer="layout" svg:width="0.283cm" svg:height="0.974cm" svg:x="18.094cm" svg:y="8.8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22.043cm" svg:y="8.8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21.274cm" svg:y="8.8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10" draw:id="id10" draw:layer="layout" svg:width="2.032cm" svg:height="0.956cm" svg:x="18.809cm" svg:y="11.303cm">
          <text:p text:style-name="P8"><text:span text:style-name="T1">pYPK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xml:id="id7" draw:id="id7" draw:layer="layout" draw:type="line" svg:x1="18.809cm" svg:y1="11.781cm" svg:x2="17.797cm" svg:y2="11.761cm" draw:start-shape="id10" draw:start-glue-point="3" svg:d="M18809 11781l-1012-20" svg:viewBox="0 0 1013 21">
          <text:p/>
        </draw:connector>
        <draw:connector draw:style-name="gr9" draw:text-style-name="P4" xml:id="id9" draw:id="id9" draw:layer="layout" draw:type="line" svg:x1="22.267cm" svg:y1="11.77cm" svg:x2="20.841cm" svg:y2="11.781cm" draw:end-shape="id10" draw:end-glue-point="1" svg:d="M22267 11770l-1426 11" svg:viewBox="0 0 1427 12">
          <text:p/>
        </draw:connector>
        <draw:custom-shape draw:style-name="gr10" draw:text-style-name="P10" draw:layer="layout" svg:width="1.27cm" svg:height="1.27cm" draw:transform="rotate (2.30540540895931) translate (7.555cm 14.085cm)">
          <text:p/>
          <draw:enhanced-geometry draw:glue-point-type="segments" draw:type="mso-spt100" draw:modifiers="33.5749388540423 120.95258776427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" draw:text-style-name="P11" draw:layer="layout" svg:width="2.286cm" svg:height="1.27cm" draw:transform="rotate (-0.587477826221291) translate (13.845cm 7.329cm)">
          <text:p/>
          <draw:enhanced-geometry svg:viewBox="0 0 21600 21600" draw:text-areas="0 ?f0 ?f5 ?f2" draw:type="right-arrow" draw:modifiers="15470.3979011806 7018.7254130605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1" draw:layer="layout" svg:width="1.016cm" svg:height="1.524cm" svg:x="8.128cm" svg:y="8.89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2" draw:layer="layout" svg:width="0.254cm" svg:height="0.254cm" svg:x="7.174cm" svg:y="12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4" draw:text-style-name="P13" draw:layer="layout" svg:x1="18.478cm" svg:y1="9.836cm" svg:x2="20.719cm" svg:y2="9.836cm">
            <text:p/>
          </draw:line>
          <draw:line draw:style-name="gr4" draw:text-style-name="P13" draw:layer="layout" svg:x1="20.719cm" svg:y1="8.874cm" svg:x2="18.478cm" svg:y2="8.874cm">
            <text:p/>
          </draw:line>
          <draw:frame draw:style-name="gr14" draw:text-style-name="P15" draw:layer="layout" svg:width="2.798cm" svg:height="0.911cm" svg:x="18.538cm" svg:y="8.925cm">
            <draw:text-box>
              <text:p text:style-name="P14"><text:span text:style-name="T2">Promoter</text:span></text:p>
            </draw:text-box>
          </draw:frame>
          <draw:line draw:style-name="gr4" draw:text-style-name="P13" draw:layer="layout" svg:x1="18.478cm" svg:y1="9.836cm" svg:x2="20.719cm" svg:y2="9.836cm">
            <text:p/>
          </draw:line>
          <draw:line draw:style-name="gr4" draw:text-style-name="P13" draw:layer="layout" svg:x1="20.719cm" svg:y1="9.836cm" svg:x2="21.113cm" svg:y2="9.355cm">
            <text:p/>
          </draw:line>
          <draw:line draw:style-name="gr4" draw:text-style-name="P13" draw:layer="layout" svg:x1="21.113cm" svg:y1="9.355cm" svg:x2="20.719cm" svg:y2="8.874cm">
            <text:p/>
          </draw:line>
          <draw:line draw:style-name="gr4" draw:text-style-name="P13" draw:layer="layout" svg:x1="20.719cm" svg:y1="8.874cm" svg:x2="18.478cm" svg:y2="8.874cm">
            <text:p/>
          </draw:line>
          <draw:line draw:style-name="gr4" draw:text-style-name="P13" draw:layer="layout" svg:x1="18.478cm" svg:y1="8.874cm" svg:x2="18.758cm" svg:y2="9.355cm">
            <text:p/>
          </draw:line>
          <draw:line draw:style-name="gr4" draw:text-style-name="P13" draw:layer="layout" svg:x1="18.478cm" svg:y1="9.836cm" svg:x2="18.758cm" svg:y2="9.355cm">
            <text:p/>
          </draw:line>
        </draw:g>
        <draw:custom-shape draw:style-name="gr1" draw:text-style-name="P1" draw:layer="layout" svg:width="0.228cm" svg:height="0.952cm" svg:x="10.649cm" svg:y="4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1" draw:id="id11" draw:layer="layout" svg:width="1.524cm" svg:height="0.508cm" svg:x="4.444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3" draw:id="id13" draw:layer="layout" svg:width="1.524cm" svg:height="0.508cm" svg:x="10.936cm" svg:y="4.7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4.444cm" svg:y1="4.954cm" svg:x2="5.769cm" svg:y2="7.122cm" draw:start-shape="id11" draw:start-glue-point="3" draw:end-shape="id12" draw:end-glue-point="3" svg:d="M4444 4954c-780 0-1442 2168 1325 2168" svg:viewBox="0 0 2006 2169">
          <text:p/>
        </draw:connector>
        <draw:connector draw:style-name="gr4" draw:text-style-name="P4" draw:layer="layout" draw:type="curve" svg:x1="12.46cm" svg:y1="4.954cm" svg:x2="10.239cm" svg:y2="7.131cm" draw:start-shape="id13" draw:start-glue-point="1" draw:end-shape="id14" draw:end-glue-point="2" svg:d="M12460 4954c780 0 1890 2177-2221 2177" svg:viewBox="0 0 2970 2178">
          <text:p/>
        </draw:connector>
        <draw:custom-shape draw:style-name="gr5" draw:text-style-name="P5" draw:layer="layout" svg:width="0.283cm" svg:height="0.974cm" svg:x="6.066cm" svg:y="4.2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10.015cm" svg:y="4.2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9.246cm" svg:y="4.2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15" draw:id="id15" draw:layer="layout" svg:width="2.032cm" svg:height="0.956cm" svg:x="6.781cm" svg:y="6.664cm">
          <text:p text:style-name="P8"><text:span text:style-name="T1">pYPK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xml:id="id12" draw:id="id12" draw:layer="layout" draw:type="line" svg:x1="6.781cm" svg:y1="7.142cm" svg:x2="5.769cm" svg:y2="7.122cm" draw:start-shape="id15" draw:start-glue-point="3" svg:d="M6781 7142l-1012-20" svg:viewBox="0 0 1013 21">
          <text:p/>
        </draw:connector>
        <draw:connector draw:style-name="gr9" draw:text-style-name="P4" xml:id="id14" draw:id="id14" draw:layer="layout" draw:type="line" svg:x1="10.239cm" svg:y1="7.131cm" svg:x2="8.813cm" svg:y2="7.142cm" draw:end-shape="id15" draw:end-glue-point="1" svg:d="M10239 7131l-1426 11" svg:viewBox="0 0 1427 12">
          <text:p/>
        </draw:connector>
        <draw:g>
          <draw:line draw:style-name="gr4" draw:text-style-name="P13" draw:layer="layout" svg:x1="6.55cm" svg:y1="3.397cm" svg:x2="8.791cm" svg:y2="3.397cm">
            <text:p/>
          </draw:line>
          <draw:line draw:style-name="gr4" draw:text-style-name="P13" draw:layer="layout" svg:x1="8.791cm" svg:y1="2.435cm" svg:x2="6.55cm" svg:y2="2.435cm">
            <text:p/>
          </draw:line>
          <draw:frame draw:style-name="gr14" draw:text-style-name="P15" draw:layer="layout" svg:width="2.798cm" svg:height="0.911cm" svg:x="6.61cm" svg:y="2.486cm">
            <draw:text-box>
              <text:p text:style-name="P14"><text:span text:style-name="T2">Promoter</text:span></text:p>
            </draw:text-box>
          </draw:frame>
          <draw:line draw:style-name="gr4" draw:text-style-name="P13" draw:layer="layout" svg:x1="6.55cm" svg:y1="3.397cm" svg:x2="8.791cm" svg:y2="3.397cm">
            <text:p/>
          </draw:line>
          <draw:line draw:style-name="gr4" draw:text-style-name="P13" draw:layer="layout" svg:x1="8.791cm" svg:y1="3.397cm" svg:x2="9.185cm" svg:y2="2.916cm">
            <text:p/>
          </draw:line>
          <draw:line draw:style-name="gr4" draw:text-style-name="P13" draw:layer="layout" svg:x1="9.185cm" svg:y1="2.916cm" svg:x2="8.791cm" svg:y2="2.435cm">
            <text:p/>
          </draw:line>
          <draw:line draw:style-name="gr4" draw:text-style-name="P13" draw:layer="layout" svg:x1="8.791cm" svg:y1="2.435cm" svg:x2="6.55cm" svg:y2="2.435cm">
            <text:p/>
          </draw:line>
          <draw:line draw:style-name="gr4" draw:text-style-name="P13" draw:layer="layout" svg:x1="6.55cm" svg:y1="2.435cm" svg:x2="6.83cm" svg:y2="2.916cm">
            <text:p/>
          </draw:line>
          <draw:line draw:style-name="gr4" draw:text-style-name="P13" draw:layer="layout" svg:x1="6.55cm" svg:y1="3.397cm" svg:x2="6.83cm" svg:y2="2.916cm">
            <text:p/>
          </draw:line>
        </draw:g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0.228cm" svg:height="0.952cm" svg:x="11.025cm" svg:y="4.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6" draw:id="id16" draw:layer="layout" svg:width="1.524cm" svg:height="0.508cm" svg:x="5.02cm" svg:y="4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8" draw:id="id18" draw:layer="layout" svg:width="1.524cm" svg:height="0.508cm" svg:x="11.312cm" svg:y="4.954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5.02cm" svg:y1="5.208cm" svg:x2="6.645cm" svg:y2="7.376cm" draw:start-shape="id16" draw:start-glue-point="3" draw:end-shape="id17" draw:end-glue-point="3" svg:d="M5020 5208c-780 0-1592 2168 1625 2168" svg:viewBox="0 0 2328 2169">
          <text:p/>
        </draw:connector>
        <draw:connector draw:style-name="gr4" draw:text-style-name="P4" draw:layer="layout" draw:type="curve" svg:x1="12.836cm" svg:y1="5.208cm" svg:x2="11.115cm" svg:y2="7.385cm" draw:start-shape="id18" draw:start-glue-point="1" draw:end-shape="id19" draw:end-glue-point="2" svg:d="M12836 5208c780 0 1640 2177-1721 2177" svg:viewBox="0 0 2432 2178">
          <text:p/>
        </draw:connector>
        <draw:custom-shape draw:style-name="gr5" draw:text-style-name="P5" draw:layer="layout" svg:width="0.283cm" svg:height="0.974cm" svg:x="6.642cm" svg:y="4.4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10.391cm" svg:y="4.4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7.022cm" svg:y="4.4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20" draw:id="id20" draw:layer="layout" svg:width="2.032cm" svg:height="0.956cm" svg:x="7.657cm" svg:y="6.918cm">
          <text:p text:style-name="P8"><text:span text:style-name="T1">pYPK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xml:id="id17" draw:id="id17" draw:layer="layout" draw:type="line" svg:x1="7.657cm" svg:y1="7.396cm" svg:x2="6.645cm" svg:y2="7.376cm" draw:start-shape="id20" draw:start-glue-point="3" svg:d="M7657 7396l-1012-20" svg:viewBox="0 0 1013 21">
          <text:p/>
        </draw:connector>
        <draw:connector draw:style-name="gr9" draw:text-style-name="P4" xml:id="id19" draw:id="id19" draw:layer="layout" draw:type="line" svg:x1="11.115cm" svg:y1="7.385cm" svg:x2="9.689cm" svg:y2="7.396cm" draw:end-shape="id20" draw:end-glue-point="1" svg:d="M11115 7385l-1426 11" svg:viewBox="0 0 1427 12">
          <text:p/>
        </draw:connector>
        <draw:custom-shape draw:style-name="gr16" draw:text-style-name="P17" draw:layer="layout" svg:width="2.032cm" svg:height="0.956cm" svg:x="19.28cm" svg:y="8.872cm">
          <text:p text:style-name="P8"><text:span text:style-name="T1">Ge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28cm" svg:height="0.952cm" svg:x="9.367cm" svg:y="11.2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1" draw:id="id21" draw:layer="layout" svg:width="1.524cm" svg:height="0.508cm" svg:x="5.962cm" svg:y="11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3" draw:id="id23" draw:layer="layout" svg:width="1.524cm" svg:height="0.508cm" svg:x="9.654cm" svg:y="11.726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5.962cm" svg:y1="11.98cm" svg:x2="6.587cm" svg:y2="15.424cm" draw:start-shape="id21" draw:start-glue-point="3" draw:end-shape="id22" draw:end-glue-point="3" svg:d="M5962 11980c-780 0-1092 3444 625 3444" svg:viewBox="0 0 1254 3445">
          <text:p/>
        </draw:connector>
        <draw:connector draw:style-name="gr4" draw:text-style-name="P4" draw:layer="layout" draw:type="curve" svg:x1="11.178cm" svg:y1="11.98cm" svg:x2="11.057cm" svg:y2="15.433cm" draw:start-shape="id23" draw:start-glue-point="1" draw:end-shape="id24" draw:end-glue-point="2" svg:d="M11178 11980c780 0 840 3453-121 3453" svg:viewBox="0 0 715 3454">
          <text:p/>
        </draw:connector>
        <draw:custom-shape draw:style-name="gr5" draw:text-style-name="P5" draw:layer="layout" svg:width="0.283cm" svg:height="0.974cm" svg:x="7.584cm" svg:y="11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8.733cm" svg:y="11.2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7.964cm" svg:y="11.2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25" draw:id="id25" draw:layer="layout" svg:width="2.032cm" svg:height="0.956cm" svg:x="7.599cm" svg:y="14.966cm">
          <text:p text:style-name="P8"><text:span text:style-name="T1">pYPK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xml:id="id22" draw:id="id22" draw:layer="layout" draw:type="line" svg:x1="7.599cm" svg:y1="15.444cm" svg:x2="6.587cm" svg:y2="15.424cm" draw:start-shape="id25" draw:start-glue-point="3" svg:d="M7599 15444l-1012-20" svg:viewBox="0 0 1013 21">
          <text:p/>
        </draw:connector>
        <draw:connector draw:style-name="gr9" draw:text-style-name="P4" xml:id="id24" draw:id="id24" draw:layer="layout" draw:type="line" svg:x1="11.057cm" svg:y1="15.433cm" svg:x2="9.631cm" svg:y2="15.444cm" draw:end-shape="id25" draw:end-glue-point="1" svg:d="M11057 15433l-1426 11" svg:viewBox="0 0 1427 12">
          <text:p/>
        </draw:connector>
        <draw:custom-shape draw:style-name="gr1" draw:text-style-name="P1" draw:layer="layout" svg:width="0.228cm" svg:height="0.952cm" svg:x="22.077cm" svg:y="8.8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6" draw:id="id26" draw:layer="layout" svg:width="1.524cm" svg:height="0.508cm" svg:x="16.472cm" svg:y="9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8" draw:id="id28" draw:layer="layout" svg:width="1.524cm" svg:height="0.508cm" svg:x="22.364cm" svg:y="9.338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16.472cm" svg:y1="9.592cm" svg:x2="17.797cm" svg:y2="11.76cm" draw:start-shape="id26" draw:start-glue-point="3" draw:end-shape="id27" draw:end-glue-point="3" svg:d="M16472 9592c-780 0-1442 2168 1325 2168" svg:viewBox="0 0 2006 2169">
          <text:p/>
        </draw:connector>
        <draw:connector draw:style-name="gr4" draw:text-style-name="P4" draw:layer="layout" draw:type="curve" svg:x1="23.888cm" svg:y1="9.592cm" svg:x2="22.267cm" svg:y2="11.769cm" draw:start-shape="id28" draw:start-glue-point="1" draw:end-shape="id29" draw:end-glue-point="2" svg:d="M23888 9592c780 0 1590 2177-1621 2177" svg:viewBox="0 0 2324 2178">
          <text:p/>
        </draw:connector>
        <draw:custom-shape draw:style-name="gr5" draw:text-style-name="P5" draw:layer="layout" svg:width="0.283cm" svg:height="0.974cm" svg:x="18.094cm" svg:y="8.8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21.443cm" svg:y="8.8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18.474cm" svg:y="8.8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30" draw:id="id30" draw:layer="layout" svg:width="2.032cm" svg:height="0.956cm" svg:x="18.809cm" svg:y="11.302cm">
          <text:p text:style-name="P8"><text:span text:style-name="T1">pYPK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xml:id="id27" draw:id="id27" draw:layer="layout" draw:type="line" svg:x1="18.809cm" svg:y1="11.78cm" svg:x2="17.797cm" svg:y2="11.76cm" draw:start-shape="id30" draw:start-glue-point="3" svg:d="M18809 11780l-1012-20" svg:viewBox="0 0 1013 21">
          <text:p/>
        </draw:connector>
        <draw:connector draw:style-name="gr9" draw:text-style-name="P4" xml:id="id29" draw:id="id29" draw:layer="layout" draw:type="line" svg:x1="22.267cm" svg:y1="11.769cm" svg:x2="20.841cm" svg:y2="11.78cm" draw:end-shape="id30" draw:end-glue-point="1" svg:d="M22267 11769l-1426 11" svg:viewBox="0 0 1427 12">
          <text:p/>
        </draw:connector>
        <draw:custom-shape draw:style-name="gr16" draw:text-style-name="P17" draw:layer="layout" svg:width="2.032cm" svg:height="0.956cm" svg:x="7.874cm" svg:y="2.794cm">
          <text:p text:style-name="P8"><text:span text:style-name="T1">Ge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8" draw:layer="layout" svg:width="1.27cm" svg:height="1.27cm" draw:transform="rotate (2.30540540895931) translate (8.255cm 14.084cm)">
          <text:p/>
          <draw:enhanced-geometry draw:glue-point-type="segments" draw:type="mso-spt100" draw:modifiers="33.5749388540423 120.95258776427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8" draw:text-style-name="P11" draw:layer="layout" svg:width="2.286cm" svg:height="1.27cm" draw:transform="rotate (-0.587477826221291) translate (13.845cm 7.328cm)">
          <text:p/>
          <draw:enhanced-geometry svg:viewBox="0 0 21600 21600" draw:text-areas="0 ?f0 ?f5 ?f2" draw:type="right-arrow" draw:modifiers="15470.3979011806 7018.7254130605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1" draw:layer="layout" svg:width="1.016cm" svg:height="1.524cm" svg:x="8.128cm" svg:y="8.8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2" draw:layer="layout" svg:width="0.254cm" svg:height="0.254cm" svg:x="7.874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5" draw:layer="layout" svg:width="14.848cm" svg:height="11.136cm" svg:x="3.075cm" svg:y="2.257cm" draw:page-number="2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0.228cm" svg:height="0.952cm" svg:x="9.367cm" svg:y="11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1" draw:id="id31" draw:layer="layout" svg:width="1.524cm" svg:height="0.508cm" svg:x="5.962cm" svg:y="11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33" draw:id="id33" draw:layer="layout" svg:width="1.524cm" svg:height="0.508cm" svg:x="9.654cm" svg:y="11.727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5.962cm" svg:y1="11.981cm" svg:x2="6.587cm" svg:y2="15.425cm" draw:start-shape="id31" draw:start-glue-point="3" draw:end-shape="id32" draw:end-glue-point="3" svg:d="M5962 11981c-780 0-1092 3444 625 3444" svg:viewBox="0 0 1254 3445">
          <text:p/>
        </draw:connector>
        <draw:connector draw:style-name="gr4" draw:text-style-name="P4" draw:layer="layout" draw:type="curve" svg:x1="11.178cm" svg:y1="11.981cm" svg:x2="11.057cm" svg:y2="15.434cm" draw:start-shape="id33" draw:start-glue-point="1" draw:end-shape="id34" draw:end-glue-point="2" svg:d="M11178 11981c780 0 840 3453-121 3453" svg:viewBox="0 0 715 3454">
          <text:p/>
        </draw:connector>
        <draw:custom-shape draw:style-name="gr5" draw:text-style-name="P5" draw:layer="layout" svg:width="0.283cm" svg:height="0.974cm" svg:x="7.584cm" svg:y="11.2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8.733cm" svg:y="11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7.964cm" svg:y="11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35" draw:id="id35" draw:layer="layout" svg:width="2.032cm" svg:height="0.956cm" svg:x="7.599cm" svg:y="14.967cm">
          <text:p text:style-name="P8"><text:span text:style-name="T1">pYPK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xml:id="id32" draw:id="id32" draw:layer="layout" draw:type="line" svg:x1="7.599cm" svg:y1="15.445cm" svg:x2="6.587cm" svg:y2="15.425cm" draw:start-shape="id35" draw:start-glue-point="3" svg:d="M7599 15445l-1012-20" svg:viewBox="0 0 1013 21">
          <text:p/>
        </draw:connector>
        <draw:connector draw:style-name="gr9" draw:text-style-name="P4" xml:id="id34" draw:id="id34" draw:layer="layout" draw:type="line" svg:x1="11.057cm" svg:y1="15.434cm" svg:x2="9.631cm" svg:y2="15.445cm" draw:end-shape="id35" draw:end-glue-point="1" svg:d="M11057 15434l-1426 11" svg:viewBox="0 0 1427 12">
          <text:p/>
        </draw:connector>
        <draw:custom-shape draw:style-name="gr1" draw:text-style-name="P1" draw:layer="layout" svg:width="0.228cm" svg:height="0.952cm" svg:x="22.777cm" svg:y="8.8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6" draw:id="id36" draw:layer="layout" svg:width="1.524cm" svg:height="0.508cm" svg:x="16.472cm" svg:y="9.3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38" draw:id="id38" draw:layer="layout" svg:width="1.524cm" svg:height="0.508cm" svg:x="23.064cm" svg:y="9.339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16.472cm" svg:y1="9.593cm" svg:x2="17.797cm" svg:y2="11.761cm" draw:start-shape="id36" draw:start-glue-point="3" draw:end-shape="id37" draw:end-glue-point="3" svg:d="M16472 9593c-780 0-1442 2168 1325 2168" svg:viewBox="0 0 2006 2169">
          <text:p/>
        </draw:connector>
        <draw:connector draw:style-name="gr4" draw:text-style-name="P4" draw:layer="layout" draw:type="curve" svg:x1="24.588cm" svg:y1="9.593cm" svg:x2="22.267cm" svg:y2="11.77cm" draw:start-shape="id38" draw:start-glue-point="1" draw:end-shape="id39" draw:end-glue-point="2" svg:d="M24588 9593c780 0 1940 2177-2321 2177" svg:viewBox="0 0 3078 2178">
          <text:p/>
        </draw:connector>
        <draw:custom-shape draw:style-name="gr5" draw:text-style-name="P5" draw:layer="layout" svg:width="0.283cm" svg:height="0.974cm" svg:x="18.094cm" svg:y="8.8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19.243cm" svg:y="8.8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18.474cm" svg:y="8.8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40" draw:id="id40" draw:layer="layout" svg:width="2.032cm" svg:height="0.956cm" svg:x="18.809cm" svg:y="11.303cm">
          <text:p text:style-name="P8"><text:span text:style-name="T1">pYPK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xml:id="id37" draw:id="id37" draw:layer="layout" draw:type="line" svg:x1="18.809cm" svg:y1="11.781cm" svg:x2="17.797cm" svg:y2="11.761cm" draw:start-shape="id40" draw:start-glue-point="3" svg:d="M18809 11781l-1012-20" svg:viewBox="0 0 1013 21">
          <text:p/>
        </draw:connector>
        <draw:connector draw:style-name="gr9" draw:text-style-name="P4" xml:id="id39" draw:id="id39" draw:layer="layout" draw:type="line" svg:x1="22.267cm" svg:y1="11.77cm" svg:x2="20.841cm" svg:y2="11.781cm" draw:end-shape="id40" draw:end-glue-point="1" svg:d="M22267 11770l-1426 11" svg:viewBox="0 0 1427 12">
          <text:p/>
        </draw:connector>
        <draw:custom-shape draw:style-name="gr19" draw:text-style-name="P20" draw:layer="layout" svg:width="1.27cm" svg:height="1.27cm" draw:transform="rotate (2.30540540895931) translate (9.155cm 14.085cm)">
          <text:p/>
          <draw:enhanced-geometry draw:glue-point-type="segments" draw:type="mso-spt100" draw:modifiers="33.5749388540423 120.95258776427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" draw:text-style-name="P11" draw:layer="layout" svg:width="2.286cm" svg:height="1.27cm" draw:transform="rotate (-0.587477826221291) translate (13.845cm 7.329cm)">
          <text:p/>
          <draw:enhanced-geometry svg:viewBox="0 0 21600 21600" draw:text-areas="0 ?f0 ?f5 ?f2" draw:type="right-arrow" draw:modifiers="15470.3979011806 7018.7254130605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1" draw:layer="layout" svg:width="1.016cm" svg:height="1.524cm" svg:x="8.128cm" svg:y="8.89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21" draw:layer="layout" svg:width="0.254cm" svg:height="0.254cm" svg:x="8.774cm" svg:y="12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8cm" svg:height="0.952cm" svg:x="11.149cm" svg:y="4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1" draw:id="id41" draw:layer="layout" svg:width="1.524cm" svg:height="0.508cm" svg:x="4.444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43" draw:id="id43" draw:layer="layout" svg:width="1.524cm" svg:height="0.508cm" svg:x="11.436cm" svg:y="4.7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4.444cm" svg:y1="4.954cm" svg:x2="5.769cm" svg:y2="7.122cm" draw:start-shape="id41" draw:start-glue-point="3" draw:end-shape="id42" draw:end-glue-point="3" svg:d="M4444 4954c-780 0-1442 2168 1325 2168" svg:viewBox="0 0 2006 2169">
          <text:p/>
        </draw:connector>
        <draw:connector draw:style-name="gr4" draw:text-style-name="P4" draw:layer="layout" draw:type="curve" svg:x1="12.96cm" svg:y1="4.954cm" svg:x2="10.239cm" svg:y2="7.131cm" draw:start-shape="id43" draw:start-glue-point="1" draw:end-shape="id44" draw:end-glue-point="2" svg:d="M12960 4954c780 0 2140 2177-2721 2177" svg:viewBox="0 0 3509 2178">
          <text:p/>
        </draw:connector>
        <draw:custom-shape draw:style-name="gr5" draw:text-style-name="P5" draw:layer="layout" svg:width="0.283cm" svg:height="0.974cm" svg:x="6.066cm" svg:y="4.2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7.215cm" svg:y="4.2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6.446cm" svg:y="4.2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45" draw:id="id45" draw:layer="layout" svg:width="2.032cm" svg:height="0.956cm" svg:x="6.781cm" svg:y="6.664cm">
          <text:p text:style-name="P8"><text:span text:style-name="T1">pYPK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xml:id="id42" draw:id="id42" draw:layer="layout" draw:type="line" svg:x1="6.781cm" svg:y1="7.142cm" svg:x2="5.769cm" svg:y2="7.122cm" draw:start-shape="id45" draw:start-glue-point="3" svg:d="M6781 7142l-1012-20" svg:viewBox="0 0 1013 21">
          <text:p/>
        </draw:connector>
        <draw:connector draw:style-name="gr9" draw:text-style-name="P4" xml:id="id44" draw:id="id44" draw:layer="layout" draw:type="line" svg:x1="10.239cm" svg:y1="7.131cm" svg:x2="8.813cm" svg:y2="7.142cm" draw:end-shape="id45" draw:end-glue-point="1" svg:d="M10239 7131l-1426 11" svg:viewBox="0 0 1427 12">
          <text:p/>
        </draw:connector>
        <draw:g>
          <draw:line draw:style-name="gr4" draw:text-style-name="P13" draw:layer="layout" svg:x1="7.874cm" svg:y1="3.756cm" svg:x2="10.305cm" svg:y2="3.756cm">
            <text:p/>
          </draw:line>
          <draw:line draw:style-name="gr4" draw:text-style-name="P13" draw:layer="layout" svg:x1="10.305cm" svg:y1="2.794cm" svg:x2="7.874cm" svg:y2="2.794cm">
            <text:p/>
          </draw:line>
          <draw:frame draw:style-name="gr21" draw:text-style-name="P15" draw:layer="layout" svg:width="3.085cm" svg:height="0.911cm" svg:x="7.939cm" svg:y="2.845cm">
            <draw:text-box>
              <text:p><text:span text:style-name="T2">Terminator</text:span></text:p>
            </draw:text-box>
          </draw:frame>
          <draw:line draw:style-name="gr4" draw:text-style-name="P13" draw:layer="layout" svg:x1="7.874cm" svg:y1="3.756cm" svg:x2="10.305cm" svg:y2="3.756cm">
            <text:p/>
          </draw:line>
          <draw:line draw:style-name="gr4" draw:text-style-name="P13" draw:layer="layout" svg:x1="10.305cm" svg:y1="3.756cm" svg:x2="10.732cm" svg:y2="3.275cm">
            <text:p/>
          </draw:line>
          <draw:line draw:style-name="gr4" draw:text-style-name="P13" draw:layer="layout" svg:x1="10.732cm" svg:y1="3.275cm" svg:x2="10.305cm" svg:y2="2.794cm">
            <text:p/>
          </draw:line>
          <draw:line draw:style-name="gr4" draw:text-style-name="P13" draw:layer="layout" svg:x1="10.305cm" svg:y1="2.794cm" svg:x2="7.874cm" svg:y2="2.794cm">
            <text:p/>
          </draw:line>
          <draw:line draw:style-name="gr4" draw:text-style-name="P13" draw:layer="layout" svg:x1="7.874cm" svg:y1="2.794cm" svg:x2="8.178cm" svg:y2="3.275cm">
            <text:p/>
          </draw:line>
          <draw:line draw:style-name="gr4" draw:text-style-name="P13" draw:layer="layout" svg:x1="7.874cm" svg:y1="3.756cm" svg:x2="8.178cm" svg:y2="3.275cm">
            <text:p/>
          </draw:line>
        </draw:g>
        <draw:g>
          <draw:line draw:style-name="gr4" draw:text-style-name="P13" draw:layer="layout" svg:x1="19.814cm" svg:y1="9.844cm" svg:x2="22.245cm" svg:y2="9.844cm">
            <text:p/>
          </draw:line>
          <draw:line draw:style-name="gr4" draw:text-style-name="P13" draw:layer="layout" svg:x1="22.245cm" svg:y1="8.882cm" svg:x2="19.814cm" svg:y2="8.882cm">
            <text:p/>
          </draw:line>
          <draw:frame draw:style-name="gr21" draw:text-style-name="P15" draw:layer="layout" svg:width="3.085cm" svg:height="0.911cm" svg:x="19.879cm" svg:y="8.933cm">
            <draw:text-box>
              <text:p><text:span text:style-name="T2">Terminator</text:span></text:p>
            </draw:text-box>
          </draw:frame>
          <draw:line draw:style-name="gr4" draw:text-style-name="P13" draw:layer="layout" svg:x1="19.814cm" svg:y1="9.844cm" svg:x2="22.245cm" svg:y2="9.844cm">
            <text:p/>
          </draw:line>
          <draw:line draw:style-name="gr4" draw:text-style-name="P13" draw:layer="layout" svg:x1="22.245cm" svg:y1="9.844cm" svg:x2="22.672cm" svg:y2="9.363cm">
            <text:p/>
          </draw:line>
          <draw:line draw:style-name="gr4" draw:text-style-name="P13" draw:layer="layout" svg:x1="22.672cm" svg:y1="9.363cm" svg:x2="22.245cm" svg:y2="8.882cm">
            <text:p/>
          </draw:line>
          <draw:line draw:style-name="gr4" draw:text-style-name="P13" draw:layer="layout" svg:x1="22.245cm" svg:y1="8.882cm" svg:x2="19.814cm" svg:y2="8.882cm">
            <text:p/>
          </draw:line>
          <draw:line draw:style-name="gr4" draw:text-style-name="P13" draw:layer="layout" svg:x1="19.814cm" svg:y1="8.882cm" svg:x2="20.118cm" svg:y2="9.363cm">
            <text:p/>
          </draw:line>
          <draw:line draw:style-name="gr4" draw:text-style-name="P13" draw:layer="layout" svg:x1="19.814cm" svg:y1="9.844cm" svg:x2="20.118cm" svg:y2="9.363cm">
            <text:p/>
          </draw:line>
        </draw:g>
        <presentation:notes draw:style-name="dp2">
          <draw:page-thumbnail draw:style-name="gr15" draw:layer="layout" svg:width="14.848cm" svg:height="11.136cm" svg:x="3.075cm" svg:y="2.257cm" draw:page-number="3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g>
          <draw:line draw:style-name="gr4" draw:text-style-name="P13" draw:layer="layout" svg:x1="10.124cm" svg:y1="8.528cm" svg:x2="12.365cm" svg:y2="8.528cm">
            <text:p/>
          </draw:line>
          <draw:line draw:style-name="gr4" draw:text-style-name="P13" draw:layer="layout" svg:x1="12.365cm" svg:y1="7.566cm" svg:x2="10.124cm" svg:y2="7.566cm">
            <text:p/>
          </draw:line>
          <draw:frame draw:style-name="gr14" draw:text-style-name="P15" draw:layer="layout" svg:width="2.798cm" svg:height="0.911cm" svg:x="10.184cm" svg:y="7.617cm">
            <draw:text-box>
              <text:p><text:span text:style-name="T2">Promoter</text:span></text:p>
            </draw:text-box>
          </draw:frame>
          <draw:line draw:style-name="gr4" draw:text-style-name="P13" draw:layer="layout" svg:x1="10.124cm" svg:y1="8.528cm" svg:x2="12.365cm" svg:y2="8.528cm">
            <text:p/>
          </draw:line>
          <draw:line draw:style-name="gr4" draw:text-style-name="P13" draw:layer="layout" svg:x1="12.365cm" svg:y1="8.528cm" svg:x2="12.759cm" svg:y2="8.047cm">
            <text:p/>
          </draw:line>
          <draw:line draw:style-name="gr4" draw:text-style-name="P13" draw:layer="layout" svg:x1="12.759cm" svg:y1="8.047cm" svg:x2="12.365cm" svg:y2="7.566cm">
            <text:p/>
          </draw:line>
          <draw:line draw:style-name="gr4" draw:text-style-name="P13" draw:layer="layout" svg:x1="12.365cm" svg:y1="7.566cm" svg:x2="10.124cm" svg:y2="7.566cm">
            <text:p/>
          </draw:line>
          <draw:line draw:style-name="gr4" draw:text-style-name="P13" draw:layer="layout" svg:x1="10.124cm" svg:y1="7.566cm" svg:x2="10.404cm" svg:y2="8.047cm">
            <text:p/>
          </draw:line>
          <draw:line draw:style-name="gr4" draw:text-style-name="P13" draw:layer="layout" svg:x1="10.124cm" svg:y1="8.528cm" svg:x2="10.404cm" svg:y2="8.047cm">
            <text:p/>
          </draw:line>
        </draw:g>
        <draw:custom-shape draw:style-name="gr7" draw:text-style-name="P7" draw:layer="layout" svg:width="0.67cm" svg:height="0.965cm" svg:x="12.82cm" svg:y="7.5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24cm" svg:height="0.508cm" svg:x="8.294cm" svg:y="8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228cm" svg:height="0.952cm" svg:x="19.336cm" svg:y="7.5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524cm" svg:height="0.508cm" svg:x="19.564cm" svg:y="8.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6" draw:id="id46" draw:layer="layout" svg:width="1.524cm" svg:height="0.508cm" svg:x="8.294cm" svg:y="5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47" draw:id="id47" draw:layer="layout" svg:width="1.524cm" svg:height="0.508cm" svg:x="19.686cm" svg:y="6.03cm">
          <text:p/>
          <draw:enhanced-geometry svg:viewBox="0 0 21600 21600" draw:type="rectangle" draw:enhanced-path="M 0 0 L 21600 0 21600 21600 0 21600 0 0 Z N"/>
        </draw:custom-shape>
        <draw:connector draw:style-name="gr4" draw:text-style-name="P4" xml:id="id49" draw:id="id49" draw:layer="layout" draw:type="curve" draw:line-skew="-0.773cm" svg:x1="8.294cm" svg:y1="6.108cm" svg:x2="8.636cm" svg:y2="9.964cm" draw:start-shape="id46" draw:start-glue-point="3" svg:d="M8294 6108c-1939 0-2110 3856 342 3856" svg:viewBox="0 0 1819 3857">
          <text:p/>
        </draw:connector>
        <draw:connector draw:style-name="gr4" draw:text-style-name="P4" xml:id="id50" draw:id="id50" draw:layer="layout" draw:type="curve" draw:line-skew="0.578cm" svg:x1="21.21cm" svg:y1="6.284cm" svg:x2="20.574cm" svg:y2="9.964cm" draw:start-shape="id47" draw:start-glue-point="1" svg:d="M21210 6284c1647 0 1965 3680-636 3680" svg:viewBox="0 0 1914 3681">
          <text:p/>
        </draw:connector>
        <draw:g>
          <draw:line draw:style-name="gr4" draw:text-style-name="P13" draw:layer="layout" svg:x1="16.414cm" svg:y1="8.528cm" svg:x2="18.845cm" svg:y2="8.528cm">
            <text:p/>
          </draw:line>
          <draw:line draw:style-name="gr4" draw:text-style-name="P13" draw:layer="layout" svg:x1="18.845cm" svg:y1="7.566cm" svg:x2="16.414cm" svg:y2="7.566cm">
            <text:p/>
          </draw:line>
          <draw:frame draw:style-name="gr21" draw:text-style-name="P15" draw:layer="layout" svg:width="3.085cm" svg:height="0.911cm" svg:x="16.479cm" svg:y="7.617cm">
            <draw:text-box>
              <text:p><text:span text:style-name="T2">Terminator</text:span></text:p>
            </draw:text-box>
          </draw:frame>
          <draw:line draw:style-name="gr4" draw:text-style-name="P13" draw:layer="layout" svg:x1="16.414cm" svg:y1="8.528cm" svg:x2="18.845cm" svg:y2="8.528cm">
            <text:p/>
          </draw:line>
          <draw:line draw:style-name="gr4" draw:text-style-name="P13" draw:layer="layout" svg:x1="18.845cm" svg:y1="8.528cm" svg:x2="19.272cm" svg:y2="8.047cm">
            <text:p/>
          </draw:line>
          <draw:line draw:style-name="gr4" draw:text-style-name="P13" draw:layer="layout" svg:x1="19.272cm" svg:y1="8.047cm" svg:x2="18.845cm" svg:y2="7.566cm">
            <text:p/>
          </draw:line>
          <draw:line draw:style-name="gr4" draw:text-style-name="P13" draw:layer="layout" svg:x1="18.845cm" svg:y1="7.566cm" svg:x2="16.414cm" svg:y2="7.566cm">
            <text:p/>
          </draw:line>
          <draw:line draw:style-name="gr4" draw:text-style-name="P13" draw:layer="layout" svg:x1="16.414cm" svg:y1="7.566cm" svg:x2="16.718cm" svg:y2="8.047cm">
            <text:p/>
          </draw:line>
          <draw:line draw:style-name="gr4" draw:text-style-name="P13" draw:layer="layout" svg:x1="16.414cm" svg:y1="8.528cm" svg:x2="16.718cm" svg:y2="8.047cm">
            <text:p/>
          </draw:line>
        </draw:g>
        <draw:custom-shape draw:style-name="gr22" draw:text-style-name="P6" draw:layer="layout" svg:width="0.536cm" svg:height="0.991cm" svg:x="15.79cm" svg:y="7.5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0.283cm" svg:height="0.974cm" svg:x="9.88cm" svg:y="7.5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15.79cm" svg:y="5.6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12.822cm" svg:y="5.6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layer="layout" svg:width="2.032cm" svg:height="0.956cm" svg:x="13.646cm" svg:y="5.676cm">
          <text:p text:style-name="P8"><text:span text:style-name="T1">Ge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4" draw:layer="layout" svg:x1="12.998cm" svg:y1="6.846cm" svg:x2="13.252cm" svg:y2="7.354cm">
          <text:p/>
        </draw:line>
        <draw:line draw:style-name="gr23" draw:text-style-name="P4" draw:layer="layout" svg:x1="13.252cm" svg:y1="6.846cm" svg:x2="12.998cm" svg:y2="7.354cm">
          <text:p/>
        </draw:line>
        <draw:line draw:style-name="gr23" draw:text-style-name="P4" draw:layer="layout" svg:x1="15.898cm" svg:y1="6.846cm" svg:x2="16.152cm" svg:y2="7.354cm">
          <text:p/>
        </draw:line>
        <draw:line draw:style-name="gr23" draw:text-style-name="P4" draw:layer="layout" svg:x1="16.152cm" svg:y1="6.846cm" svg:x2="15.898cm" svg:y2="7.354cm">
          <text:p/>
        </draw:line>
        <draw:line draw:style-name="gr23" draw:text-style-name="P4" draw:layer="layout" svg:x1="8.798cm" svg:y1="6.846cm" svg:x2="9.052cm" svg:y2="7.354cm">
          <text:p/>
        </draw:line>
        <draw:line draw:style-name="gr23" draw:text-style-name="P4" draw:layer="layout" svg:x1="9.052cm" svg:y1="6.846cm" svg:x2="8.798cm" svg:y2="7.354cm">
          <text:p/>
        </draw:line>
        <draw:line draw:style-name="gr23" draw:text-style-name="P4" draw:layer="layout" svg:x1="20.198cm" svg:y1="6.846cm" svg:x2="20.452cm" svg:y2="7.354cm">
          <text:p/>
        </draw:line>
        <draw:line draw:style-name="gr23" draw:text-style-name="P4" draw:layer="layout" svg:x1="20.452cm" svg:y1="6.846cm" svg:x2="20.198cm" svg:y2="7.354cm">
          <text:p/>
        </draw:line>
        <draw:custom-shape draw:style-name="gr8" draw:text-style-name="P9" xml:id="id48" draw:id="id48" draw:layer="layout" svg:width="2.032cm" svg:height="0.956cm" svg:x="13.462cm" svg:y="9.458cm">
          <text:p text:style-name="P8"><text:span text:style-name="T1">pYPKp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draw:layer="layout" draw:type="line" svg:x1="13.462cm" svg:y1="9.936cm" svg:x2="8.636cm" svg:y2="9.964cm" draw:start-shape="id48" draw:start-glue-point="3" draw:end-shape="id49" draw:end-glue-point="3" svg:d="M13462 9936l-4826 28" svg:viewBox="0 0 4827 29">
          <text:p/>
        </draw:connector>
        <draw:connector draw:style-name="gr9" draw:text-style-name="P4" draw:layer="layout" draw:type="line" svg:x1="20.574cm" svg:y1="9.964cm" svg:x2="15.494cm" svg:y2="9.936cm" draw:start-shape="id50" draw:start-glue-point="3" draw:end-shape="id48" draw:end-glue-point="1" svg:d="M20574 9964l-5080-28" svg:viewBox="0 0 5081 29">
          <text:p/>
        </draw:connector>
        <draw:g>
          <draw:line draw:style-name="gr4" draw:text-style-name="P13" draw:layer="layout" svg:x1="10.139cm" svg:y1="14.636cm" svg:x2="12.38cm" svg:y2="14.636cm">
            <text:p/>
          </draw:line>
          <draw:line draw:style-name="gr4" draw:text-style-name="P13" draw:layer="layout" svg:x1="12.38cm" svg:y1="13.674cm" svg:x2="10.139cm" svg:y2="13.674cm">
            <text:p/>
          </draw:line>
          <draw:frame draw:style-name="gr14" draw:text-style-name="P15" draw:layer="layout" svg:width="2.798cm" svg:height="0.911cm" svg:x="10.199cm" svg:y="13.725cm">
            <draw:text-box>
              <text:p><text:span text:style-name="T2">Promoter</text:span></text:p>
            </draw:text-box>
          </draw:frame>
          <draw:line draw:style-name="gr4" draw:text-style-name="P13" draw:layer="layout" svg:x1="10.139cm" svg:y1="14.636cm" svg:x2="12.38cm" svg:y2="14.636cm">
            <text:p/>
          </draw:line>
          <draw:line draw:style-name="gr4" draw:text-style-name="P13" draw:layer="layout" svg:x1="12.38cm" svg:y1="14.636cm" svg:x2="12.774cm" svg:y2="14.155cm">
            <text:p/>
          </draw:line>
          <draw:line draw:style-name="gr4" draw:text-style-name="P13" draw:layer="layout" svg:x1="12.774cm" svg:y1="14.155cm" svg:x2="12.38cm" svg:y2="13.674cm">
            <text:p/>
          </draw:line>
          <draw:line draw:style-name="gr4" draw:text-style-name="P13" draw:layer="layout" svg:x1="12.38cm" svg:y1="13.674cm" svg:x2="10.139cm" svg:y2="13.674cm">
            <text:p/>
          </draw:line>
          <draw:line draw:style-name="gr4" draw:text-style-name="P13" draw:layer="layout" svg:x1="10.139cm" svg:y1="13.674cm" svg:x2="10.419cm" svg:y2="14.155cm">
            <text:p/>
          </draw:line>
          <draw:line draw:style-name="gr4" draw:text-style-name="P13" draw:layer="layout" svg:x1="10.139cm" svg:y1="14.636cm" svg:x2="10.419cm" svg:y2="14.155cm">
            <text:p/>
          </draw:line>
        </draw:g>
        <draw:custom-shape draw:style-name="gr1" draw:text-style-name="P1" draw:layer="layout" svg:width="0.228cm" svg:height="0.952cm" svg:x="19.479cm" svg:y="13.6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51" draw:id="id51" draw:layer="layout" svg:width="1.524cm" svg:height="0.508cm" svg:x="8.295cm" svg:y="14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52" draw:id="id52" draw:layer="layout" svg:width="1.524cm" svg:height="0.508cm" svg:x="19.687cm" svg:y="14.128cm">
          <text:p/>
          <draw:enhanced-geometry svg:viewBox="0 0 21600 21600" draw:type="rectangle" draw:enhanced-path="M 0 0 L 21600 0 21600 21600 0 21600 0 0 Z N"/>
        </draw:custom-shape>
        <draw:connector draw:style-name="gr4" draw:text-style-name="P4" xml:id="id54" draw:id="id54" draw:layer="layout" draw:type="curve" draw:line-skew="-0.773cm" svg:x1="8.295cm" svg:y1="14.382cm" svg:x2="8.637cm" svg:y2="17.968cm" draw:start-shape="id51" draw:start-glue-point="3" svg:d="M8295 14382c-1939 0-2110 3586 342 3586" svg:viewBox="0 0 1819 3587">
          <text:p/>
        </draw:connector>
        <draw:connector draw:style-name="gr4" draw:text-style-name="P4" xml:id="id55" draw:id="id55" draw:layer="layout" draw:type="curve" draw:line-skew="0.578cm" svg:x1="21.211cm" svg:y1="14.382cm" svg:x2="20.575cm" svg:y2="17.968cm" draw:start-shape="id52" draw:start-glue-point="1" svg:d="M21211 14382c1647 0 1965 3586-636 3586" svg:viewBox="0 0 1914 3587">
          <text:p/>
        </draw:connector>
        <draw:g>
          <draw:line draw:style-name="gr4" draw:text-style-name="P13" draw:layer="layout" svg:x1="16.31cm" svg:y1="14.636cm" svg:x2="18.741cm" svg:y2="14.636cm">
            <text:p/>
          </draw:line>
          <draw:line draw:style-name="gr4" draw:text-style-name="P13" draw:layer="layout" svg:x1="18.741cm" svg:y1="13.674cm" svg:x2="16.31cm" svg:y2="13.674cm">
            <text:p/>
          </draw:line>
          <draw:frame draw:style-name="gr21" draw:text-style-name="P15" draw:layer="layout" svg:width="3.085cm" svg:height="0.911cm" svg:x="16.375cm" svg:y="13.725cm">
            <draw:text-box>
              <text:p><text:span text:style-name="T2">Terminator</text:span></text:p>
            </draw:text-box>
          </draw:frame>
          <draw:line draw:style-name="gr4" draw:text-style-name="P13" draw:layer="layout" svg:x1="16.31cm" svg:y1="14.636cm" svg:x2="18.741cm" svg:y2="14.636cm">
            <text:p/>
          </draw:line>
          <draw:line draw:style-name="gr4" draw:text-style-name="P13" draw:layer="layout" svg:x1="18.741cm" svg:y1="14.636cm" svg:x2="19.168cm" svg:y2="14.155cm">
            <text:p/>
          </draw:line>
          <draw:line draw:style-name="gr4" draw:text-style-name="P13" draw:layer="layout" svg:x1="19.168cm" svg:y1="14.155cm" svg:x2="18.741cm" svg:y2="13.674cm">
            <text:p/>
          </draw:line>
          <draw:line draw:style-name="gr4" draw:text-style-name="P13" draw:layer="layout" svg:x1="18.741cm" svg:y1="13.674cm" svg:x2="16.31cm" svg:y2="13.674cm">
            <text:p/>
          </draw:line>
          <draw:line draw:style-name="gr4" draw:text-style-name="P13" draw:layer="layout" svg:x1="16.31cm" svg:y1="13.674cm" svg:x2="16.614cm" svg:y2="14.155cm">
            <text:p/>
          </draw:line>
          <draw:line draw:style-name="gr4" draw:text-style-name="P13" draw:layer="layout" svg:x1="16.31cm" svg:y1="14.636cm" svg:x2="16.614cm" svg:y2="14.155cm">
            <text:p/>
          </draw:line>
        </draw:g>
        <draw:custom-shape draw:style-name="gr5" draw:text-style-name="P5" draw:layer="layout" svg:width="0.283cm" svg:height="0.974cm" svg:x="9.838cm" svg:y="13.6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15.755cm" svg:y="13.6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12.816cm" svg:y="13.6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layer="layout" svg:width="2.032cm" svg:height="0.956cm" svg:x="13.605cm" svg:y="13.68cm">
          <text:p text:style-name="P8"><text:span text:style-name="T1">Ge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53" draw:id="id53" draw:layer="layout" svg:width="2.032cm" svg:height="0.956cm" svg:x="13.463cm" svg:y="17.462cm">
          <text:p text:style-name="P8"><text:span text:style-name="T1">pYPKp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draw:layer="layout" draw:type="line" svg:x1="13.463cm" svg:y1="17.94cm" svg:x2="8.637cm" svg:y2="17.968cm" draw:start-shape="id53" draw:start-glue-point="3" draw:end-shape="id54" draw:end-glue-point="3" svg:d="M13463 17940l-4826 28" svg:viewBox="0 0 4827 29">
          <text:p/>
        </draw:connector>
        <draw:connector draw:style-name="gr9" draw:text-style-name="P4" draw:layer="layout" draw:type="line" svg:x1="20.575cm" svg:y1="17.968cm" svg:x2="15.495cm" svg:y2="17.94cm" draw:start-shape="id55" draw:start-glue-point="3" draw:end-shape="id53" draw:end-glue-point="1" svg:d="M20575 17968l-5080-28" svg:viewBox="0 0 5081 29">
          <text:p/>
        </draw:connector>
        <draw:custom-shape draw:style-name="gr24" draw:text-style-name="P11" draw:layer="layout" svg:width="1.016cm" svg:height="1.27cm" svg:x="14.024cm" svg:y="11.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5" draw:layer="layout" svg:width="14.848cm" svg:height="11.136cm" svg:x="3.075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custom-shape draw:style-name="gr2" draw:text-style-name="P2" xml:id="id56" draw:id="id56" draw:layer="layout" svg:width="1.524cm" svg:height="0.508cm" svg:x="3.02cm" svg:y="5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58" draw:id="id58" draw:layer="layout" svg:width="1.524cm" svg:height="0.508cm" svg:x="20.828cm" svg:y="6.996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3.02cm" svg:y1="6.096cm" svg:x2="3.656cm" svg:y2="9.958cm" draw:start-shape="id56" draw:start-glue-point="3" draw:end-shape="id57" draw:end-glue-point="3" svg:d="M3020 6096c-780 0-1098 3862 636 3862" svg:viewBox="0 0 1266 3863">
          <text:p/>
        </draw:connector>
        <draw:connector draw:style-name="gr4" draw:text-style-name="P4" draw:layer="layout" draw:type="curve" svg:x1="22.352cm" svg:y1="7.25cm" svg:x2="20.277cm" svg:y2="9.982cm" draw:start-shape="id58" draw:start-glue-point="1" draw:end-shape="id59" draw:end-glue-point="2" svg:d="M22352 7250c780 0 1817 2732-2075 2732" svg:viewBox="0 0 2813 2733">
          <text:p/>
        </draw:connector>
        <draw:custom-shape draw:style-name="gr8" draw:text-style-name="P9" xml:id="id60" draw:id="id60" draw:layer="layout" svg:width="2.032cm" svg:height="0.956cm" svg:x="13.462cm" svg:y="9.458cm">
          <text:p text:style-name="P8"><text:span text:style-name="T1">pYPKp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xml:id="id57" draw:id="id57" draw:layer="layout" draw:type="line" svg:x1="13.462cm" svg:y1="9.936cm" svg:x2="3.656cm" svg:y2="9.958cm" draw:start-shape="id60" draw:start-glue-point="3" svg:d="M13462 9936l-9806 22" svg:viewBox="0 0 9807 23">
          <text:p/>
        </draw:connector>
        <draw:connector draw:style-name="gr9" draw:text-style-name="P4" xml:id="id59" draw:id="id59" draw:layer="layout" draw:type="line" svg:x1="20.277cm" svg:y1="9.982cm" svg:x2="15.494cm" svg:y2="9.936cm" draw:end-shape="id60" draw:end-glue-point="1" svg:d="M20277 9982l-4783-46" svg:viewBox="0 0 4784 47">
          <text:p/>
        </draw:connector>
        <draw:g>
          <draw:line draw:style-name="gr4" draw:text-style-name="P13" draw:layer="layout" svg:x1="4.924cm" svg:y1="7.81cm" svg:x2="7.165cm" svg:y2="7.81cm">
            <text:p/>
          </draw:line>
          <draw:line draw:style-name="gr4" draw:text-style-name="P13" draw:layer="layout" svg:x1="7.165cm" svg:y1="6.848cm" svg:x2="4.924cm" svg:y2="6.848cm">
            <text:p/>
          </draw:line>
          <draw:frame draw:style-name="gr14" draw:text-style-name="P15" draw:layer="layout" svg:width="2.798cm" svg:height="0.911cm" svg:x="4.984cm" svg:y="6.899cm">
            <draw:text-box>
              <text:p><text:span text:style-name="T2">Promoter</text:span></text:p>
            </draw:text-box>
          </draw:frame>
          <draw:line draw:style-name="gr4" draw:text-style-name="P13" draw:layer="layout" svg:x1="4.924cm" svg:y1="7.81cm" svg:x2="7.165cm" svg:y2="7.81cm">
            <text:p/>
          </draw:line>
          <draw:line draw:style-name="gr4" draw:text-style-name="P13" draw:layer="layout" svg:x1="7.165cm" svg:y1="7.81cm" svg:x2="7.559cm" svg:y2="7.329cm">
            <text:p/>
          </draw:line>
          <draw:line draw:style-name="gr4" draw:text-style-name="P13" draw:layer="layout" svg:x1="7.559cm" svg:y1="7.329cm" svg:x2="7.165cm" svg:y2="6.848cm">
            <text:p/>
          </draw:line>
          <draw:line draw:style-name="gr4" draw:text-style-name="P13" draw:layer="layout" svg:x1="7.165cm" svg:y1="6.848cm" svg:x2="4.924cm" svg:y2="6.848cm">
            <text:p/>
          </draw:line>
          <draw:line draw:style-name="gr4" draw:text-style-name="P13" draw:layer="layout" svg:x1="4.924cm" svg:y1="6.848cm" svg:x2="5.204cm" svg:y2="7.329cm">
            <text:p/>
          </draw:line>
          <draw:line draw:style-name="gr4" draw:text-style-name="P13" draw:layer="layout" svg:x1="4.924cm" svg:y1="7.81cm" svg:x2="5.204cm" svg:y2="7.329cm">
            <text:p/>
          </draw:line>
        </draw:g>
        <draw:custom-shape draw:style-name="gr1" draw:text-style-name="P1" draw:layer="layout" svg:width="0.228cm" svg:height="0.952cm" svg:x="14.064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24cm" svg:height="0.508cm" svg:x="3.08cm" svg:y="7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4" draw:text-style-name="P13" draw:layer="layout" svg:x1="11.095cm" svg:y1="7.81cm" svg:x2="13.526cm" svg:y2="7.81cm">
            <text:p/>
          </draw:line>
          <draw:line draw:style-name="gr4" draw:text-style-name="P13" draw:layer="layout" svg:x1="13.526cm" svg:y1="6.848cm" svg:x2="11.095cm" svg:y2="6.848cm">
            <text:p/>
          </draw:line>
          <draw:frame draw:style-name="gr21" draw:text-style-name="P15" draw:layer="layout" svg:width="3.085cm" svg:height="0.911cm" svg:x="11.16cm" svg:y="6.899cm">
            <draw:text-box>
              <text:p><text:span text:style-name="T2">Terminator</text:span></text:p>
            </draw:text-box>
          </draw:frame>
          <draw:line draw:style-name="gr4" draw:text-style-name="P13" draw:layer="layout" svg:x1="11.095cm" svg:y1="7.81cm" svg:x2="13.526cm" svg:y2="7.81cm">
            <text:p/>
          </draw:line>
          <draw:line draw:style-name="gr4" draw:text-style-name="P13" draw:layer="layout" svg:x1="13.526cm" svg:y1="7.81cm" svg:x2="13.953cm" svg:y2="7.329cm">
            <text:p/>
          </draw:line>
          <draw:line draw:style-name="gr4" draw:text-style-name="P13" draw:layer="layout" svg:x1="13.953cm" svg:y1="7.329cm" svg:x2="13.526cm" svg:y2="6.848cm">
            <text:p/>
          </draw:line>
          <draw:line draw:style-name="gr4" draw:text-style-name="P13" draw:layer="layout" svg:x1="13.526cm" svg:y1="6.848cm" svg:x2="11.095cm" svg:y2="6.848cm">
            <text:p/>
          </draw:line>
          <draw:line draw:style-name="gr4" draw:text-style-name="P13" draw:layer="layout" svg:x1="11.095cm" svg:y1="6.848cm" svg:x2="11.399cm" svg:y2="7.329cm">
            <text:p/>
          </draw:line>
          <draw:line draw:style-name="gr4" draw:text-style-name="P13" draw:layer="layout" svg:x1="11.095cm" svg:y1="7.81cm" svg:x2="11.399cm" svg:y2="7.329cm">
            <text:p/>
          </draw:line>
        </draw:g>
        <draw:custom-shape draw:style-name="gr5" draw:text-style-name="P5" draw:layer="layout" svg:width="0.283cm" svg:height="0.974cm" svg:x="4.623cm" svg:y="6.8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10.54cm" svg:y="6.8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7.601cm" svg:y="6.8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layer="layout" svg:width="2.032cm" svg:height="0.956cm" svg:x="8.39cm" svg:y="6.854cm">
          <text:p text:style-name="P8"><text:span text:style-name="T1">Ge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" draw:text-style-name="P13" draw:layer="layout" svg:x1="11.231cm" svg:y1="5.588cm" svg:x2="13.472cm" svg:y2="5.588cm">
            <text:p/>
          </draw:line>
          <draw:line draw:style-name="gr4" draw:text-style-name="P13" draw:layer="layout" svg:x1="13.472cm" svg:y1="4.626cm" svg:x2="11.231cm" svg:y2="4.626cm">
            <text:p/>
          </draw:line>
          <draw:frame draw:style-name="gr14" draw:text-style-name="P15" draw:layer="layout" svg:width="2.798cm" svg:height="0.911cm" svg:x="11.291cm" svg:y="4.677cm">
            <draw:text-box>
              <text:p><text:span text:style-name="T2">Promoter</text:span></text:p>
            </draw:text-box>
          </draw:frame>
          <draw:line draw:style-name="gr4" draw:text-style-name="P13" draw:layer="layout" svg:x1="11.231cm" svg:y1="5.588cm" svg:x2="13.472cm" svg:y2="5.588cm">
            <text:p/>
          </draw:line>
          <draw:line draw:style-name="gr4" draw:text-style-name="P13" draw:layer="layout" svg:x1="13.472cm" svg:y1="5.588cm" svg:x2="13.866cm" svg:y2="5.107cm">
            <text:p/>
          </draw:line>
          <draw:line draw:style-name="gr4" draw:text-style-name="P13" draw:layer="layout" svg:x1="13.866cm" svg:y1="5.107cm" svg:x2="13.472cm" svg:y2="4.626cm">
            <text:p/>
          </draw:line>
          <draw:line draw:style-name="gr4" draw:text-style-name="P13" draw:layer="layout" svg:x1="13.472cm" svg:y1="4.626cm" svg:x2="11.231cm" svg:y2="4.626cm">
            <text:p/>
          </draw:line>
          <draw:line draw:style-name="gr4" draw:text-style-name="P13" draw:layer="layout" svg:x1="11.231cm" svg:y1="4.626cm" svg:x2="11.511cm" svg:y2="5.107cm">
            <text:p/>
          </draw:line>
          <draw:line draw:style-name="gr4" draw:text-style-name="P13" draw:layer="layout" svg:x1="11.231cm" svg:y1="5.588cm" svg:x2="11.511cm" svg:y2="5.107cm">
            <text:p/>
          </draw:line>
        </draw:g>
        <draw:custom-shape draw:style-name="gr1" draw:text-style-name="P1" draw:layer="layout" svg:width="0.228cm" svg:height="0.952cm" svg:x="20.371cm" svg:y="4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524cm" svg:height="0.508cm" svg:x="20.679cm" svg:y="5.08cm">
          <text:p/>
          <draw:enhanced-geometry svg:viewBox="0 0 21600 21600" draw:type="rectangle" draw:enhanced-path="M 0 0 L 21600 0 21600 21600 0 21600 0 0 Z N"/>
        </draw:custom-shape>
        <draw:g>
          <draw:line draw:style-name="gr4" draw:text-style-name="P13" draw:layer="layout" svg:x1="17.402cm" svg:y1="5.588cm" svg:x2="19.833cm" svg:y2="5.588cm">
            <text:p/>
          </draw:line>
          <draw:line draw:style-name="gr4" draw:text-style-name="P13" draw:layer="layout" svg:x1="19.833cm" svg:y1="4.626cm" svg:x2="17.402cm" svg:y2="4.626cm">
            <text:p/>
          </draw:line>
          <draw:frame draw:style-name="gr21" draw:text-style-name="P15" draw:layer="layout" svg:width="3.085cm" svg:height="0.911cm" svg:x="17.467cm" svg:y="4.677cm">
            <draw:text-box>
              <text:p><text:span text:style-name="T2">Terminator</text:span></text:p>
            </draw:text-box>
          </draw:frame>
          <draw:line draw:style-name="gr4" draw:text-style-name="P13" draw:layer="layout" svg:x1="17.402cm" svg:y1="5.588cm" svg:x2="19.833cm" svg:y2="5.588cm">
            <text:p/>
          </draw:line>
          <draw:line draw:style-name="gr4" draw:text-style-name="P13" draw:layer="layout" svg:x1="19.833cm" svg:y1="5.588cm" svg:x2="20.26cm" svg:y2="5.107cm">
            <text:p/>
          </draw:line>
          <draw:line draw:style-name="gr4" draw:text-style-name="P13" draw:layer="layout" svg:x1="20.26cm" svg:y1="5.107cm" svg:x2="19.833cm" svg:y2="4.626cm">
            <text:p/>
          </draw:line>
          <draw:line draw:style-name="gr4" draw:text-style-name="P13" draw:layer="layout" svg:x1="19.833cm" svg:y1="4.626cm" svg:x2="17.402cm" svg:y2="4.626cm">
            <text:p/>
          </draw:line>
          <draw:line draw:style-name="gr4" draw:text-style-name="P13" draw:layer="layout" svg:x1="17.402cm" svg:y1="4.626cm" svg:x2="17.706cm" svg:y2="5.107cm">
            <text:p/>
          </draw:line>
          <draw:line draw:style-name="gr4" draw:text-style-name="P13" draw:layer="layout" svg:x1="17.402cm" svg:y1="5.588cm" svg:x2="17.706cm" svg:y2="5.107cm">
            <text:p/>
          </draw:line>
        </draw:g>
        <draw:custom-shape draw:style-name="gr5" draw:text-style-name="P5" draw:layer="layout" svg:width="0.283cm" svg:height="0.974cm" svg:x="10.93cm" svg:y="4.6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16.847cm" svg:y="4.6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13.908cm" svg:y="4.6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layer="layout" svg:width="2.032cm" svg:height="0.956cm" svg:x="14.697cm" svg:y="4.632cm">
          <text:p text:style-name="P8"><text:span text:style-name="T1">Ge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4" draw:layer="layout" svg:x1="3.698cm" svg:y1="6.546cm" svg:x2="3.952cm" svg:y2="7.054cm">
          <text:p/>
        </draw:line>
        <draw:line draw:style-name="gr23" draw:text-style-name="P4" draw:layer="layout" svg:x1="3.952cm" svg:y1="6.546cm" svg:x2="3.698cm" svg:y2="7.054cm">
          <text:p/>
        </draw:line>
        <draw:line draw:style-name="gr23" draw:text-style-name="P4" draw:layer="layout" svg:x1="12.398cm" svg:y1="6.046cm" svg:x2="12.652cm" svg:y2="6.554cm">
          <text:p/>
        </draw:line>
        <draw:line draw:style-name="gr23" draw:text-style-name="P4" draw:layer="layout" svg:x1="12.652cm" svg:y1="6.046cm" svg:x2="12.398cm" svg:y2="6.554cm">
          <text:p/>
        </draw:line>
        <draw:line draw:style-name="gr23" draw:text-style-name="P4" draw:layer="layout" svg:x1="21.398cm" svg:y1="6.046cm" svg:x2="21.652cm" svg:y2="6.554cm">
          <text:p/>
        </draw:line>
        <draw:line draw:style-name="gr23" draw:text-style-name="P4" draw:layer="layout" svg:x1="21.652cm" svg:y1="6.046cm" svg:x2="21.398cm" svg:y2="6.554cm">
          <text:p/>
        </draw:line>
        <draw:custom-shape draw:style-name="gr2" draw:text-style-name="P2" xml:id="id61" draw:id="id61" draw:layer="layout" svg:width="1.524cm" svg:height="0.508cm" svg:x="3.021cm" svg:y="15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63" draw:id="id63" draw:layer="layout" svg:width="1.524cm" svg:height="0.508cm" svg:x="20.729cm" svg:y="15.806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3.021cm" svg:y1="16.06cm" svg:x2="3.657cm" svg:y2="18.462cm" draw:start-shape="id61" draw:start-glue-point="3" draw:end-shape="id62" draw:end-glue-point="3" svg:d="M3021 16060c-780 0-1098 2402 636 2402" svg:viewBox="0 0 1266 2403">
          <text:p/>
        </draw:connector>
        <draw:connector draw:style-name="gr4" draw:text-style-name="P4" draw:layer="layout" draw:type="curve" svg:x1="22.253cm" svg:y1="16.06cm" svg:x2="20.278cm" svg:y2="18.486cm" draw:start-shape="id63" draw:start-glue-point="1" draw:end-shape="id64" draw:end-glue-point="2" svg:d="M22253 16060c780 0 1767 2426-1975 2426" svg:viewBox="0 0 2705 2427">
          <text:p/>
        </draw:connector>
        <draw:custom-shape draw:style-name="gr8" draw:text-style-name="P9" xml:id="id65" draw:id="id65" draw:layer="layout" svg:width="2.032cm" svg:height="0.956cm" svg:x="13.463cm" svg:y="17.962cm">
          <text:p text:style-name="P8"><text:span text:style-name="T1">pYPKp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xml:id="id62" draw:id="id62" draw:layer="layout" draw:type="line" svg:x1="13.463cm" svg:y1="18.44cm" svg:x2="3.657cm" svg:y2="18.462cm" draw:start-shape="id65" draw:start-glue-point="3" svg:d="M13463 18440l-9806 22" svg:viewBox="0 0 9807 23">
          <text:p/>
        </draw:connector>
        <draw:connector draw:style-name="gr9" draw:text-style-name="P4" xml:id="id64" draw:id="id64" draw:layer="layout" draw:type="line" svg:x1="20.278cm" svg:y1="18.486cm" svg:x2="15.495cm" svg:y2="18.44cm" draw:end-shape="id65" draw:end-glue-point="1" svg:d="M20278 18486l-4783-46" svg:viewBox="0 0 4784 47">
          <text:p/>
        </draw:connector>
        <draw:g>
          <draw:line draw:style-name="gr4" draw:text-style-name="P13" draw:layer="layout" svg:x1="4.925cm" svg:y1="16.314cm" svg:x2="7.166cm" svg:y2="16.314cm">
            <text:p/>
          </draw:line>
          <draw:line draw:style-name="gr4" draw:text-style-name="P13" draw:layer="layout" svg:x1="7.166cm" svg:y1="15.352cm" svg:x2="4.925cm" svg:y2="15.352cm">
            <text:p/>
          </draw:line>
          <draw:frame draw:style-name="gr14" draw:text-style-name="P15" draw:layer="layout" svg:width="2.798cm" svg:height="0.911cm" svg:x="4.985cm" svg:y="15.403cm">
            <draw:text-box>
              <text:p><text:span text:style-name="T2">Promoter</text:span></text:p>
            </draw:text-box>
          </draw:frame>
          <draw:line draw:style-name="gr4" draw:text-style-name="P13" draw:layer="layout" svg:x1="4.925cm" svg:y1="16.314cm" svg:x2="7.166cm" svg:y2="16.314cm">
            <text:p/>
          </draw:line>
          <draw:line draw:style-name="gr4" draw:text-style-name="P13" draw:layer="layout" svg:x1="7.166cm" svg:y1="16.314cm" svg:x2="7.56cm" svg:y2="15.833cm">
            <text:p/>
          </draw:line>
          <draw:line draw:style-name="gr4" draw:text-style-name="P13" draw:layer="layout" svg:x1="7.56cm" svg:y1="15.833cm" svg:x2="7.166cm" svg:y2="15.352cm">
            <text:p/>
          </draw:line>
          <draw:line draw:style-name="gr4" draw:text-style-name="P13" draw:layer="layout" svg:x1="7.166cm" svg:y1="15.352cm" svg:x2="4.925cm" svg:y2="15.352cm">
            <text:p/>
          </draw:line>
          <draw:line draw:style-name="gr4" draw:text-style-name="P13" draw:layer="layout" svg:x1="4.925cm" svg:y1="15.352cm" svg:x2="5.205cm" svg:y2="15.833cm">
            <text:p/>
          </draw:line>
          <draw:line draw:style-name="gr4" draw:text-style-name="P13" draw:layer="layout" svg:x1="4.925cm" svg:y1="16.314cm" svg:x2="5.205cm" svg:y2="15.833cm">
            <text:p/>
          </draw:line>
        </draw:g>
        <draw:g>
          <draw:line draw:style-name="gr4" draw:text-style-name="P13" draw:layer="layout" svg:x1="11.096cm" svg:y1="16.314cm" svg:x2="13.527cm" svg:y2="16.314cm">
            <text:p/>
          </draw:line>
          <draw:line draw:style-name="gr4" draw:text-style-name="P13" draw:layer="layout" svg:x1="13.527cm" svg:y1="15.352cm" svg:x2="11.096cm" svg:y2="15.352cm">
            <text:p/>
          </draw:line>
          <draw:frame draw:style-name="gr21" draw:text-style-name="P15" draw:layer="layout" svg:width="3.085cm" svg:height="0.911cm" svg:x="11.161cm" svg:y="15.403cm">
            <draw:text-box>
              <text:p><text:span text:style-name="T2">TermProm</text:span></text:p>
            </draw:text-box>
          </draw:frame>
          <draw:line draw:style-name="gr4" draw:text-style-name="P13" draw:layer="layout" svg:x1="11.096cm" svg:y1="16.314cm" svg:x2="13.527cm" svg:y2="16.314cm">
            <text:p/>
          </draw:line>
          <draw:line draw:style-name="gr4" draw:text-style-name="P13" draw:layer="layout" svg:x1="13.527cm" svg:y1="16.314cm" svg:x2="13.954cm" svg:y2="15.833cm">
            <text:p/>
          </draw:line>
          <draw:line draw:style-name="gr4" draw:text-style-name="P13" draw:layer="layout" svg:x1="13.954cm" svg:y1="15.833cm" svg:x2="13.527cm" svg:y2="15.352cm">
            <text:p/>
          </draw:line>
          <draw:line draw:style-name="gr4" draw:text-style-name="P13" draw:layer="layout" svg:x1="13.527cm" svg:y1="15.352cm" svg:x2="11.096cm" svg:y2="15.352cm">
            <text:p/>
          </draw:line>
          <draw:line draw:style-name="gr4" draw:text-style-name="P13" draw:layer="layout" svg:x1="11.096cm" svg:y1="15.352cm" svg:x2="11.4cm" svg:y2="15.833cm">
            <text:p/>
          </draw:line>
          <draw:line draw:style-name="gr4" draw:text-style-name="P13" draw:layer="layout" svg:x1="11.096cm" svg:y1="16.314cm" svg:x2="11.4cm" svg:y2="15.833cm">
            <text:p/>
          </draw:line>
        </draw:g>
        <draw:custom-shape draw:style-name="gr5" draw:text-style-name="P5" draw:layer="layout" svg:width="0.283cm" svg:height="0.974cm" svg:x="4.624cm" svg:y="15.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10.541cm" svg:y="15.3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7.602cm" svg:y="15.3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layer="layout" svg:width="2.032cm" svg:height="0.956cm" svg:x="8.391cm" svg:y="15.358cm">
          <text:p text:style-name="P8"><text:span text:style-name="T1">Ge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28cm" svg:height="0.952cm" svg:x="20.372cm" svg:y="15.3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" draw:text-style-name="P13" draw:layer="layout" svg:x1="17.403cm" svg:y1="16.314cm" svg:x2="19.834cm" svg:y2="16.314cm">
            <text:p/>
          </draw:line>
          <draw:line draw:style-name="gr4" draw:text-style-name="P13" draw:layer="layout" svg:x1="19.834cm" svg:y1="15.352cm" svg:x2="17.403cm" svg:y2="15.352cm">
            <text:p/>
          </draw:line>
          <draw:frame draw:style-name="gr21" draw:text-style-name="P15" draw:layer="layout" svg:width="3.085cm" svg:height="0.911cm" svg:x="17.468cm" svg:y="15.403cm">
            <draw:text-box>
              <text:p><text:span text:style-name="T2">Terminator</text:span></text:p>
            </draw:text-box>
          </draw:frame>
          <draw:line draw:style-name="gr4" draw:text-style-name="P13" draw:layer="layout" svg:x1="17.403cm" svg:y1="16.314cm" svg:x2="19.834cm" svg:y2="16.314cm">
            <text:p/>
          </draw:line>
          <draw:line draw:style-name="gr4" draw:text-style-name="P13" draw:layer="layout" svg:x1="19.834cm" svg:y1="16.314cm" svg:x2="20.261cm" svg:y2="15.833cm">
            <text:p/>
          </draw:line>
          <draw:line draw:style-name="gr4" draw:text-style-name="P13" draw:layer="layout" svg:x1="20.261cm" svg:y1="15.833cm" svg:x2="19.834cm" svg:y2="15.352cm">
            <text:p/>
          </draw:line>
          <draw:line draw:style-name="gr4" draw:text-style-name="P13" draw:layer="layout" svg:x1="19.834cm" svg:y1="15.352cm" svg:x2="17.403cm" svg:y2="15.352cm">
            <text:p/>
          </draw:line>
          <draw:line draw:style-name="gr4" draw:text-style-name="P13" draw:layer="layout" svg:x1="17.403cm" svg:y1="15.352cm" svg:x2="17.707cm" svg:y2="15.833cm">
            <text:p/>
          </draw:line>
          <draw:line draw:style-name="gr4" draw:text-style-name="P13" draw:layer="layout" svg:x1="17.403cm" svg:y1="16.314cm" svg:x2="17.707cm" svg:y2="15.833cm">
            <text:p/>
          </draw:line>
        </draw:g>
        <draw:custom-shape draw:style-name="gr6" draw:text-style-name="P6" draw:layer="layout" svg:width="0.536cm" svg:height="0.965cm" svg:x="16.848cm" svg:y="15.3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13.909cm" svg:y="15.3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layer="layout" svg:width="2.032cm" svg:height="0.956cm" svg:x="14.698cm" svg:y="15.358cm">
          <text:p text:style-name="P8"><text:span text:style-name="T1">Ge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1" draw:layer="layout" svg:width="1.016cm" svg:height="1.27cm" svg:x="14.025cm" svg:y="11.43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5" draw:layer="layout" svg:width="14.848cm" svg:height="11.136cm" svg:x="3.075cm" svg:y="2.257cm" draw:page-number="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g>
          <draw:line draw:style-name="gr4" draw:text-style-name="P13" draw:layer="layout" svg:x1="10.124cm" svg:y1="8.528cm" svg:x2="12.365cm" svg:y2="8.528cm">
            <text:p/>
          </draw:line>
          <draw:line draw:style-name="gr4" draw:text-style-name="P13" draw:layer="layout" svg:x1="12.365cm" svg:y1="7.566cm" svg:x2="10.124cm" svg:y2="7.566cm">
            <text:p/>
          </draw:line>
          <draw:frame draw:style-name="gr14" draw:text-style-name="P15" draw:layer="layout" svg:width="2.798cm" svg:height="0.911cm" svg:x="10.184cm" svg:y="7.617cm">
            <draw:text-box>
              <text:p><text:span text:style-name="T2">Promoter</text:span></text:p>
            </draw:text-box>
          </draw:frame>
          <draw:line draw:style-name="gr4" draw:text-style-name="P13" draw:layer="layout" svg:x1="10.124cm" svg:y1="8.528cm" svg:x2="12.365cm" svg:y2="8.528cm">
            <text:p/>
          </draw:line>
          <draw:line draw:style-name="gr4" draw:text-style-name="P13" draw:layer="layout" svg:x1="12.365cm" svg:y1="8.528cm" svg:x2="12.759cm" svg:y2="8.047cm">
            <text:p/>
          </draw:line>
          <draw:line draw:style-name="gr4" draw:text-style-name="P13" draw:layer="layout" svg:x1="12.759cm" svg:y1="8.047cm" svg:x2="12.365cm" svg:y2="7.566cm">
            <text:p/>
          </draw:line>
          <draw:line draw:style-name="gr4" draw:text-style-name="P13" draw:layer="layout" svg:x1="12.365cm" svg:y1="7.566cm" svg:x2="10.124cm" svg:y2="7.566cm">
            <text:p/>
          </draw:line>
          <draw:line draw:style-name="gr4" draw:text-style-name="P13" draw:layer="layout" svg:x1="10.124cm" svg:y1="7.566cm" svg:x2="10.404cm" svg:y2="8.047cm">
            <text:p/>
          </draw:line>
          <draw:line draw:style-name="gr4" draw:text-style-name="P13" draw:layer="layout" svg:x1="10.124cm" svg:y1="8.528cm" svg:x2="10.404cm" svg:y2="8.047cm">
            <text:p/>
          </draw:line>
        </draw:g>
        <draw:custom-shape draw:style-name="gr7" draw:text-style-name="P7" draw:layer="layout" svg:width="0.67cm" svg:height="0.965cm" svg:x="12.82cm" svg:y="7.5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24cm" svg:height="0.508cm" svg:x="8.294cm" svg:y="8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228cm" svg:height="0.952cm" svg:x="19.336cm" svg:y="7.5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524cm" svg:height="0.508cm" svg:x="19.564cm" svg:y="8.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66" draw:id="id66" draw:layer="layout" svg:width="1.524cm" svg:height="0.508cm" svg:x="8.294cm" svg:y="5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67" draw:id="id67" draw:layer="layout" svg:width="1.524cm" svg:height="0.508cm" svg:x="19.686cm" svg:y="6.03cm">
          <text:p/>
          <draw:enhanced-geometry svg:viewBox="0 0 21600 21600" draw:type="rectangle" draw:enhanced-path="M 0 0 L 21600 0 21600 21600 0 21600 0 0 Z N"/>
        </draw:custom-shape>
        <draw:connector draw:style-name="gr4" draw:text-style-name="P4" xml:id="id69" draw:id="id69" draw:layer="layout" draw:type="curve" draw:line-skew="-0.773cm" svg:x1="8.294cm" svg:y1="6.108cm" svg:x2="8.636cm" svg:y2="9.964cm" draw:start-shape="id66" draw:start-glue-point="3" svg:d="M8294 6108c-1939 0-2110 3856 342 3856" svg:viewBox="0 0 1819 3857">
          <text:p/>
        </draw:connector>
        <draw:connector draw:style-name="gr4" draw:text-style-name="P4" xml:id="id70" draw:id="id70" draw:layer="layout" draw:type="curve" draw:line-skew="0.578cm" svg:x1="21.21cm" svg:y1="6.284cm" svg:x2="20.574cm" svg:y2="9.964cm" draw:start-shape="id67" draw:start-glue-point="1" svg:d="M21210 6284c1647 0 1965 3680-636 3680" svg:viewBox="0 0 1914 3681">
          <text:p/>
        </draw:connector>
        <draw:g>
          <draw:line draw:style-name="gr4" draw:text-style-name="P13" draw:layer="layout" svg:x1="16.414cm" svg:y1="8.528cm" svg:x2="18.845cm" svg:y2="8.528cm">
            <text:p/>
          </draw:line>
          <draw:line draw:style-name="gr4" draw:text-style-name="P13" draw:layer="layout" svg:x1="18.845cm" svg:y1="7.566cm" svg:x2="16.414cm" svg:y2="7.566cm">
            <text:p/>
          </draw:line>
          <draw:frame draw:style-name="gr21" draw:text-style-name="P15" draw:layer="layout" svg:width="3.085cm" svg:height="0.911cm" svg:x="16.479cm" svg:y="7.617cm">
            <draw:text-box>
              <text:p><text:span text:style-name="T2">Terminator</text:span></text:p>
            </draw:text-box>
          </draw:frame>
          <draw:line draw:style-name="gr4" draw:text-style-name="P13" draw:layer="layout" svg:x1="16.414cm" svg:y1="8.528cm" svg:x2="18.845cm" svg:y2="8.528cm">
            <text:p/>
          </draw:line>
          <draw:line draw:style-name="gr4" draw:text-style-name="P13" draw:layer="layout" svg:x1="18.845cm" svg:y1="8.528cm" svg:x2="19.272cm" svg:y2="8.047cm">
            <text:p/>
          </draw:line>
          <draw:line draw:style-name="gr4" draw:text-style-name="P13" draw:layer="layout" svg:x1="19.272cm" svg:y1="8.047cm" svg:x2="18.845cm" svg:y2="7.566cm">
            <text:p/>
          </draw:line>
          <draw:line draw:style-name="gr4" draw:text-style-name="P13" draw:layer="layout" svg:x1="18.845cm" svg:y1="7.566cm" svg:x2="16.414cm" svg:y2="7.566cm">
            <text:p/>
          </draw:line>
          <draw:line draw:style-name="gr4" draw:text-style-name="P13" draw:layer="layout" svg:x1="16.414cm" svg:y1="7.566cm" svg:x2="16.718cm" svg:y2="8.047cm">
            <text:p/>
          </draw:line>
          <draw:line draw:style-name="gr4" draw:text-style-name="P13" draw:layer="layout" svg:x1="16.414cm" svg:y1="8.528cm" svg:x2="16.718cm" svg:y2="8.047cm">
            <text:p/>
          </draw:line>
        </draw:g>
        <draw:custom-shape draw:style-name="gr22" draw:text-style-name="P6" draw:layer="layout" svg:width="0.536cm" svg:height="0.991cm" svg:x="15.79cm" svg:y="7.5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0.283cm" svg:height="0.974cm" svg:x="9.88cm" svg:y="7.5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15.79cm" svg:y="5.6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12.822cm" svg:y="5.6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layer="layout" svg:width="2.032cm" svg:height="0.956cm" svg:x="13.646cm" svg:y="5.676cm">
          <text:p text:style-name="P8"><text:span text:style-name="T1">Ge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4" draw:layer="layout" svg:x1="12.998cm" svg:y1="6.846cm" svg:x2="13.252cm" svg:y2="7.354cm">
          <text:p/>
        </draw:line>
        <draw:line draw:style-name="gr23" draw:text-style-name="P4" draw:layer="layout" svg:x1="13.252cm" svg:y1="6.846cm" svg:x2="12.998cm" svg:y2="7.354cm">
          <text:p/>
        </draw:line>
        <draw:line draw:style-name="gr23" draw:text-style-name="P4" draw:layer="layout" svg:x1="15.898cm" svg:y1="6.846cm" svg:x2="16.152cm" svg:y2="7.354cm">
          <text:p/>
        </draw:line>
        <draw:line draw:style-name="gr23" draw:text-style-name="P4" draw:layer="layout" svg:x1="16.152cm" svg:y1="6.846cm" svg:x2="15.898cm" svg:y2="7.354cm">
          <text:p/>
        </draw:line>
        <draw:line draw:style-name="gr23" draw:text-style-name="P4" draw:layer="layout" svg:x1="8.798cm" svg:y1="6.846cm" svg:x2="9.052cm" svg:y2="7.354cm">
          <text:p/>
        </draw:line>
        <draw:line draw:style-name="gr23" draw:text-style-name="P4" draw:layer="layout" svg:x1="9.052cm" svg:y1="6.846cm" svg:x2="8.798cm" svg:y2="7.354cm">
          <text:p/>
        </draw:line>
        <draw:line draw:style-name="gr23" draw:text-style-name="P4" draw:layer="layout" svg:x1="20.198cm" svg:y1="6.846cm" svg:x2="20.452cm" svg:y2="7.354cm">
          <text:p/>
        </draw:line>
        <draw:line draw:style-name="gr23" draw:text-style-name="P4" draw:layer="layout" svg:x1="20.452cm" svg:y1="6.846cm" svg:x2="20.198cm" svg:y2="7.354cm">
          <text:p/>
        </draw:line>
        <draw:custom-shape draw:style-name="gr25" draw:text-style-name="P9" xml:id="id68" draw:id="id68" draw:layer="layout" svg:width="5.334cm" svg:height="0.956cm" svg:x="10.16cm" svg:y="9.458cm">
          <text:p text:style-name="P8"><text:span text:style-name="T1">pYPKpw: URA3 2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draw:layer="layout" draw:type="line" svg:x1="10.16cm" svg:y1="9.936cm" svg:x2="8.636cm" svg:y2="9.964cm" draw:start-shape="id68" draw:start-glue-point="3" draw:end-shape="id69" draw:end-glue-point="3" svg:d="M10160 9936l-1524 28" svg:viewBox="0 0 1525 29">
          <text:p/>
        </draw:connector>
        <draw:connector draw:style-name="gr9" draw:text-style-name="P4" draw:layer="layout" draw:type="line" svg:x1="20.574cm" svg:y1="9.964cm" svg:x2="15.494cm" svg:y2="9.936cm" draw:start-shape="id70" draw:start-glue-point="3" draw:end-shape="id68" draw:end-glue-point="1" svg:d="M20574 9964l-5080-28" svg:viewBox="0 0 5081 29">
          <text:p/>
        </draw:connector>
        <draw:g>
          <draw:line draw:style-name="gr4" draw:text-style-name="P13" draw:layer="layout" svg:x1="10.139cm" svg:y1="14.636cm" svg:x2="12.38cm" svg:y2="14.636cm">
            <text:p/>
          </draw:line>
          <draw:line draw:style-name="gr4" draw:text-style-name="P13" draw:layer="layout" svg:x1="12.38cm" svg:y1="13.674cm" svg:x2="10.139cm" svg:y2="13.674cm">
            <text:p/>
          </draw:line>
          <draw:frame draw:style-name="gr14" draw:text-style-name="P15" draw:layer="layout" svg:width="2.798cm" svg:height="0.911cm" svg:x="10.199cm" svg:y="13.725cm">
            <draw:text-box>
              <text:p><text:span text:style-name="T2">Promoter</text:span></text:p>
            </draw:text-box>
          </draw:frame>
          <draw:line draw:style-name="gr4" draw:text-style-name="P13" draw:layer="layout" svg:x1="10.139cm" svg:y1="14.636cm" svg:x2="12.38cm" svg:y2="14.636cm">
            <text:p/>
          </draw:line>
          <draw:line draw:style-name="gr4" draw:text-style-name="P13" draw:layer="layout" svg:x1="12.38cm" svg:y1="14.636cm" svg:x2="12.774cm" svg:y2="14.155cm">
            <text:p/>
          </draw:line>
          <draw:line draw:style-name="gr4" draw:text-style-name="P13" draw:layer="layout" svg:x1="12.774cm" svg:y1="14.155cm" svg:x2="12.38cm" svg:y2="13.674cm">
            <text:p/>
          </draw:line>
          <draw:line draw:style-name="gr4" draw:text-style-name="P13" draw:layer="layout" svg:x1="12.38cm" svg:y1="13.674cm" svg:x2="10.139cm" svg:y2="13.674cm">
            <text:p/>
          </draw:line>
          <draw:line draw:style-name="gr4" draw:text-style-name="P13" draw:layer="layout" svg:x1="10.139cm" svg:y1="13.674cm" svg:x2="10.419cm" svg:y2="14.155cm">
            <text:p/>
          </draw:line>
          <draw:line draw:style-name="gr4" draw:text-style-name="P13" draw:layer="layout" svg:x1="10.139cm" svg:y1="14.636cm" svg:x2="10.419cm" svg:y2="14.155cm">
            <text:p/>
          </draw:line>
        </draw:g>
        <draw:custom-shape draw:style-name="gr1" draw:text-style-name="P1" draw:layer="layout" svg:width="0.228cm" svg:height="0.952cm" svg:x="19.479cm" svg:y="13.6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1" draw:id="id71" draw:layer="layout" svg:width="1.524cm" svg:height="0.508cm" svg:x="8.295cm" svg:y="14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72" draw:id="id72" draw:layer="layout" svg:width="1.524cm" svg:height="0.508cm" svg:x="19.687cm" svg:y="14.128cm">
          <text:p/>
          <draw:enhanced-geometry svg:viewBox="0 0 21600 21600" draw:type="rectangle" draw:enhanced-path="M 0 0 L 21600 0 21600 21600 0 21600 0 0 Z N"/>
        </draw:custom-shape>
        <draw:connector draw:style-name="gr4" draw:text-style-name="P4" xml:id="id74" draw:id="id74" draw:layer="layout" draw:type="curve" draw:line-skew="-0.773cm" svg:x1="8.295cm" svg:y1="14.382cm" svg:x2="8.637cm" svg:y2="17.968cm" draw:start-shape="id71" draw:start-glue-point="3" svg:d="M8295 14382c-1939 0-2110 3586 342 3586" svg:viewBox="0 0 1819 3587">
          <text:p/>
        </draw:connector>
        <draw:connector draw:style-name="gr4" draw:text-style-name="P4" xml:id="id75" draw:id="id75" draw:layer="layout" draw:type="curve" draw:line-skew="0.578cm" svg:x1="21.211cm" svg:y1="14.382cm" svg:x2="20.575cm" svg:y2="17.968cm" draw:start-shape="id72" draw:start-glue-point="1" svg:d="M21211 14382c1647 0 1965 3586-636 3586" svg:viewBox="0 0 1914 3587">
          <text:p/>
        </draw:connector>
        <draw:g>
          <draw:line draw:style-name="gr4" draw:text-style-name="P13" draw:layer="layout" svg:x1="16.31cm" svg:y1="14.636cm" svg:x2="18.741cm" svg:y2="14.636cm">
            <text:p/>
          </draw:line>
          <draw:line draw:style-name="gr4" draw:text-style-name="P13" draw:layer="layout" svg:x1="18.741cm" svg:y1="13.674cm" svg:x2="16.31cm" svg:y2="13.674cm">
            <text:p/>
          </draw:line>
          <draw:frame draw:style-name="gr21" draw:text-style-name="P15" draw:layer="layout" svg:width="3.085cm" svg:height="0.911cm" svg:x="16.375cm" svg:y="13.725cm">
            <draw:text-box>
              <text:p><text:span text:style-name="T2">Terminator</text:span></text:p>
            </draw:text-box>
          </draw:frame>
          <draw:line draw:style-name="gr4" draw:text-style-name="P13" draw:layer="layout" svg:x1="16.31cm" svg:y1="14.636cm" svg:x2="18.741cm" svg:y2="14.636cm">
            <text:p/>
          </draw:line>
          <draw:line draw:style-name="gr4" draw:text-style-name="P13" draw:layer="layout" svg:x1="18.741cm" svg:y1="14.636cm" svg:x2="19.168cm" svg:y2="14.155cm">
            <text:p/>
          </draw:line>
          <draw:line draw:style-name="gr4" draw:text-style-name="P13" draw:layer="layout" svg:x1="19.168cm" svg:y1="14.155cm" svg:x2="18.741cm" svg:y2="13.674cm">
            <text:p/>
          </draw:line>
          <draw:line draw:style-name="gr4" draw:text-style-name="P13" draw:layer="layout" svg:x1="18.741cm" svg:y1="13.674cm" svg:x2="16.31cm" svg:y2="13.674cm">
            <text:p/>
          </draw:line>
          <draw:line draw:style-name="gr4" draw:text-style-name="P13" draw:layer="layout" svg:x1="16.31cm" svg:y1="13.674cm" svg:x2="16.614cm" svg:y2="14.155cm">
            <text:p/>
          </draw:line>
          <draw:line draw:style-name="gr4" draw:text-style-name="P13" draw:layer="layout" svg:x1="16.31cm" svg:y1="14.636cm" svg:x2="16.614cm" svg:y2="14.155cm">
            <text:p/>
          </draw:line>
        </draw:g>
        <draw:custom-shape draw:style-name="gr5" draw:text-style-name="P5" draw:layer="layout" svg:width="0.283cm" svg:height="0.974cm" svg:x="9.838cm" svg:y="13.6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15.755cm" svg:y="13.6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12.816cm" svg:y="13.6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layer="layout" svg:width="2.032cm" svg:height="0.956cm" svg:x="13.605cm" svg:y="13.68cm">
          <text:p text:style-name="P8"><text:span text:style-name="T1">Ge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73" draw:id="id73" draw:layer="layout" svg:width="2.032cm" svg:height="0.956cm" svg:x="13.463cm" svg:y="17.462cm">
          <text:p text:style-name="P8"><text:span text:style-name="T1">pYPKp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draw:layer="layout" draw:type="line" svg:x1="13.463cm" svg:y1="17.94cm" svg:x2="8.637cm" svg:y2="17.968cm" draw:start-shape="id73" draw:start-glue-point="3" draw:end-shape="id74" draw:end-glue-point="3" svg:d="M13463 17940l-4826 28" svg:viewBox="0 0 4827 29">
          <text:p/>
        </draw:connector>
        <draw:connector draw:style-name="gr9" draw:text-style-name="P4" draw:layer="layout" draw:type="line" svg:x1="20.575cm" svg:y1="17.968cm" svg:x2="15.495cm" svg:y2="17.94cm" draw:start-shape="id75" draw:start-glue-point="3" draw:end-shape="id73" draw:end-glue-point="1" svg:d="M20575 17968l-5080-28" svg:viewBox="0 0 5081 29">
          <text:p/>
        </draw:connector>
        <draw:custom-shape draw:style-name="gr24" draw:text-style-name="P11" draw:layer="layout" svg:width="1.016cm" svg:height="1.27cm" svg:x="14.024cm" svg:y="11.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5" draw:layer="layout" svg:width="14.848cm" svg:height="11.136cm" svg:x="3.075cm" svg:y="2.257cm" draw:page-number="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custom-shape draw:style-name="gr2" draw:text-style-name="P2" xml:id="id76" draw:id="id76" draw:layer="layout" svg:width="1.524cm" svg:height="0.508cm" svg:x="3.02cm" svg:y="5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78" draw:id="id78" draw:layer="layout" svg:width="1.524cm" svg:height="0.508cm" svg:x="20.828cm" svg:y="6.996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3.02cm" svg:y1="6.096cm" svg:x2="3.656cm" svg:y2="9.958cm" draw:start-shape="id76" draw:start-glue-point="3" draw:end-shape="id77" draw:end-glue-point="3" svg:d="M3020 6096c-780 0-1098 3862 636 3862" svg:viewBox="0 0 1266 3863">
          <text:p/>
        </draw:connector>
        <draw:connector draw:style-name="gr4" draw:text-style-name="P4" draw:layer="layout" draw:type="curve" svg:x1="22.352cm" svg:y1="7.25cm" svg:x2="20.277cm" svg:y2="9.982cm" draw:start-shape="id78" draw:start-glue-point="1" draw:end-shape="id79" draw:end-glue-point="2" svg:d="M22352 7250c780 0 1817 2732-2075 2732" svg:viewBox="0 0 2813 2733">
          <text:p/>
        </draw:connector>
        <draw:custom-shape draw:style-name="gr26" draw:text-style-name="P9" xml:id="id80" draw:id="id80" draw:layer="layout" svg:width="7.62cm" svg:height="0.956cm" svg:x="7.874cm" svg:y="9.458cm">
          <text:p text:style-name="P22"><text:span text:style-name="T1">pYPKpw: URA3 2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xml:id="id77" draw:id="id77" draw:layer="layout" draw:type="line" svg:x1="7.874cm" svg:y1="9.936cm" svg:x2="3.656cm" svg:y2="9.958cm" draw:start-shape="id80" draw:start-glue-point="3" svg:d="M7874 9936l-4218 22" svg:viewBox="0 0 4219 23">
          <text:p/>
        </draw:connector>
        <draw:connector draw:style-name="gr9" draw:text-style-name="P4" xml:id="id79" draw:id="id79" draw:layer="layout" draw:type="line" svg:x1="20.277cm" svg:y1="9.982cm" svg:x2="15.494cm" svg:y2="9.936cm" draw:end-shape="id80" draw:end-glue-point="1" svg:d="M20277 9982l-4783-46" svg:viewBox="0 0 4784 47">
          <text:p/>
        </draw:connector>
        <draw:g>
          <draw:line draw:style-name="gr4" draw:text-style-name="P13" draw:layer="layout" svg:x1="4.924cm" svg:y1="7.81cm" svg:x2="7.165cm" svg:y2="7.81cm">
            <text:p/>
          </draw:line>
          <draw:line draw:style-name="gr4" draw:text-style-name="P13" draw:layer="layout" svg:x1="7.165cm" svg:y1="6.848cm" svg:x2="4.924cm" svg:y2="6.848cm">
            <text:p/>
          </draw:line>
          <draw:frame draw:style-name="gr14" draw:text-style-name="P15" draw:layer="layout" svg:width="2.798cm" svg:height="0.911cm" svg:x="4.984cm" svg:y="6.899cm">
            <draw:text-box>
              <text:p><text:span text:style-name="T2">Promoter</text:span></text:p>
            </draw:text-box>
          </draw:frame>
          <draw:line draw:style-name="gr4" draw:text-style-name="P13" draw:layer="layout" svg:x1="4.924cm" svg:y1="7.81cm" svg:x2="7.165cm" svg:y2="7.81cm">
            <text:p/>
          </draw:line>
          <draw:line draw:style-name="gr4" draw:text-style-name="P13" draw:layer="layout" svg:x1="7.165cm" svg:y1="7.81cm" svg:x2="7.559cm" svg:y2="7.329cm">
            <text:p/>
          </draw:line>
          <draw:line draw:style-name="gr4" draw:text-style-name="P13" draw:layer="layout" svg:x1="7.559cm" svg:y1="7.329cm" svg:x2="7.165cm" svg:y2="6.848cm">
            <text:p/>
          </draw:line>
          <draw:line draw:style-name="gr4" draw:text-style-name="P13" draw:layer="layout" svg:x1="7.165cm" svg:y1="6.848cm" svg:x2="4.924cm" svg:y2="6.848cm">
            <text:p/>
          </draw:line>
          <draw:line draw:style-name="gr4" draw:text-style-name="P13" draw:layer="layout" svg:x1="4.924cm" svg:y1="6.848cm" svg:x2="5.204cm" svg:y2="7.329cm">
            <text:p/>
          </draw:line>
          <draw:line draw:style-name="gr4" draw:text-style-name="P13" draw:layer="layout" svg:x1="4.924cm" svg:y1="7.81cm" svg:x2="5.204cm" svg:y2="7.329cm">
            <text:p/>
          </draw:line>
        </draw:g>
        <draw:custom-shape draw:style-name="gr1" draw:text-style-name="P1" draw:layer="layout" svg:width="0.228cm" svg:height="0.952cm" svg:x="14.064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24cm" svg:height="0.508cm" svg:x="3.08cm" svg:y="7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4" draw:text-style-name="P13" draw:layer="layout" svg:x1="11.095cm" svg:y1="7.81cm" svg:x2="13.526cm" svg:y2="7.81cm">
            <text:p/>
          </draw:line>
          <draw:line draw:style-name="gr4" draw:text-style-name="P13" draw:layer="layout" svg:x1="13.526cm" svg:y1="6.848cm" svg:x2="11.095cm" svg:y2="6.848cm">
            <text:p/>
          </draw:line>
          <draw:frame draw:style-name="gr21" draw:text-style-name="P15" draw:layer="layout" svg:width="3.085cm" svg:height="0.911cm" svg:x="11.16cm" svg:y="6.899cm">
            <draw:text-box>
              <text:p><text:span text:style-name="T2">Terminator</text:span></text:p>
            </draw:text-box>
          </draw:frame>
          <draw:line draw:style-name="gr4" draw:text-style-name="P13" draw:layer="layout" svg:x1="11.095cm" svg:y1="7.81cm" svg:x2="13.526cm" svg:y2="7.81cm">
            <text:p/>
          </draw:line>
          <draw:line draw:style-name="gr4" draw:text-style-name="P13" draw:layer="layout" svg:x1="13.526cm" svg:y1="7.81cm" svg:x2="13.953cm" svg:y2="7.329cm">
            <text:p/>
          </draw:line>
          <draw:line draw:style-name="gr4" draw:text-style-name="P13" draw:layer="layout" svg:x1="13.953cm" svg:y1="7.329cm" svg:x2="13.526cm" svg:y2="6.848cm">
            <text:p/>
          </draw:line>
          <draw:line draw:style-name="gr4" draw:text-style-name="P13" draw:layer="layout" svg:x1="13.526cm" svg:y1="6.848cm" svg:x2="11.095cm" svg:y2="6.848cm">
            <text:p/>
          </draw:line>
          <draw:line draw:style-name="gr4" draw:text-style-name="P13" draw:layer="layout" svg:x1="11.095cm" svg:y1="6.848cm" svg:x2="11.399cm" svg:y2="7.329cm">
            <text:p/>
          </draw:line>
          <draw:line draw:style-name="gr4" draw:text-style-name="P13" draw:layer="layout" svg:x1="11.095cm" svg:y1="7.81cm" svg:x2="11.399cm" svg:y2="7.329cm">
            <text:p/>
          </draw:line>
        </draw:g>
        <draw:custom-shape draw:style-name="gr5" draw:text-style-name="P5" draw:layer="layout" svg:width="0.283cm" svg:height="0.974cm" svg:x="4.623cm" svg:y="6.8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10.54cm" svg:y="6.8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7.601cm" svg:y="6.8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layer="layout" svg:width="2.032cm" svg:height="0.956cm" svg:x="8.39cm" svg:y="6.854cm">
          <text:p text:style-name="P8"><text:span text:style-name="T1">Ge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" draw:text-style-name="P13" draw:layer="layout" svg:x1="11.231cm" svg:y1="5.588cm" svg:x2="13.472cm" svg:y2="5.588cm">
            <text:p/>
          </draw:line>
          <draw:line draw:style-name="gr4" draw:text-style-name="P13" draw:layer="layout" svg:x1="13.472cm" svg:y1="4.626cm" svg:x2="11.231cm" svg:y2="4.626cm">
            <text:p/>
          </draw:line>
          <draw:frame draw:style-name="gr14" draw:text-style-name="P15" draw:layer="layout" svg:width="2.798cm" svg:height="0.911cm" svg:x="11.291cm" svg:y="4.677cm">
            <draw:text-box>
              <text:p><text:span text:style-name="T2">Promoter</text:span></text:p>
            </draw:text-box>
          </draw:frame>
          <draw:line draw:style-name="gr4" draw:text-style-name="P13" draw:layer="layout" svg:x1="11.231cm" svg:y1="5.588cm" svg:x2="13.472cm" svg:y2="5.588cm">
            <text:p/>
          </draw:line>
          <draw:line draw:style-name="gr4" draw:text-style-name="P13" draw:layer="layout" svg:x1="13.472cm" svg:y1="5.588cm" svg:x2="13.866cm" svg:y2="5.107cm">
            <text:p/>
          </draw:line>
          <draw:line draw:style-name="gr4" draw:text-style-name="P13" draw:layer="layout" svg:x1="13.866cm" svg:y1="5.107cm" svg:x2="13.472cm" svg:y2="4.626cm">
            <text:p/>
          </draw:line>
          <draw:line draw:style-name="gr4" draw:text-style-name="P13" draw:layer="layout" svg:x1="13.472cm" svg:y1="4.626cm" svg:x2="11.231cm" svg:y2="4.626cm">
            <text:p/>
          </draw:line>
          <draw:line draw:style-name="gr4" draw:text-style-name="P13" draw:layer="layout" svg:x1="11.231cm" svg:y1="4.626cm" svg:x2="11.511cm" svg:y2="5.107cm">
            <text:p/>
          </draw:line>
          <draw:line draw:style-name="gr4" draw:text-style-name="P13" draw:layer="layout" svg:x1="11.231cm" svg:y1="5.588cm" svg:x2="11.511cm" svg:y2="5.107cm">
            <text:p/>
          </draw:line>
        </draw:g>
        <draw:custom-shape draw:style-name="gr1" draw:text-style-name="P1" draw:layer="layout" svg:width="0.228cm" svg:height="0.952cm" svg:x="20.371cm" svg:y="4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524cm" svg:height="0.508cm" svg:x="20.679cm" svg:y="5.08cm">
          <text:p/>
          <draw:enhanced-geometry svg:viewBox="0 0 21600 21600" draw:type="rectangle" draw:enhanced-path="M 0 0 L 21600 0 21600 21600 0 21600 0 0 Z N"/>
        </draw:custom-shape>
        <draw:g>
          <draw:line draw:style-name="gr4" draw:text-style-name="P13" draw:layer="layout" svg:x1="17.402cm" svg:y1="5.588cm" svg:x2="19.833cm" svg:y2="5.588cm">
            <text:p/>
          </draw:line>
          <draw:line draw:style-name="gr4" draw:text-style-name="P13" draw:layer="layout" svg:x1="19.833cm" svg:y1="4.626cm" svg:x2="17.402cm" svg:y2="4.626cm">
            <text:p/>
          </draw:line>
          <draw:frame draw:style-name="gr21" draw:text-style-name="P15" draw:layer="layout" svg:width="3.085cm" svg:height="0.911cm" svg:x="17.467cm" svg:y="4.677cm">
            <draw:text-box>
              <text:p><text:span text:style-name="T2">Terminator</text:span></text:p>
            </draw:text-box>
          </draw:frame>
          <draw:line draw:style-name="gr4" draw:text-style-name="P13" draw:layer="layout" svg:x1="17.402cm" svg:y1="5.588cm" svg:x2="19.833cm" svg:y2="5.588cm">
            <text:p/>
          </draw:line>
          <draw:line draw:style-name="gr4" draw:text-style-name="P13" draw:layer="layout" svg:x1="19.833cm" svg:y1="5.588cm" svg:x2="20.26cm" svg:y2="5.107cm">
            <text:p/>
          </draw:line>
          <draw:line draw:style-name="gr4" draw:text-style-name="P13" draw:layer="layout" svg:x1="20.26cm" svg:y1="5.107cm" svg:x2="19.833cm" svg:y2="4.626cm">
            <text:p/>
          </draw:line>
          <draw:line draw:style-name="gr4" draw:text-style-name="P13" draw:layer="layout" svg:x1="19.833cm" svg:y1="4.626cm" svg:x2="17.402cm" svg:y2="4.626cm">
            <text:p/>
          </draw:line>
          <draw:line draw:style-name="gr4" draw:text-style-name="P13" draw:layer="layout" svg:x1="17.402cm" svg:y1="4.626cm" svg:x2="17.706cm" svg:y2="5.107cm">
            <text:p/>
          </draw:line>
          <draw:line draw:style-name="gr4" draw:text-style-name="P13" draw:layer="layout" svg:x1="17.402cm" svg:y1="5.588cm" svg:x2="17.706cm" svg:y2="5.107cm">
            <text:p/>
          </draw:line>
        </draw:g>
        <draw:custom-shape draw:style-name="gr5" draw:text-style-name="P5" draw:layer="layout" svg:width="0.283cm" svg:height="0.974cm" svg:x="10.93cm" svg:y="4.6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16.847cm" svg:y="4.6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13.908cm" svg:y="4.6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layer="layout" svg:width="2.032cm" svg:height="0.956cm" svg:x="14.697cm" svg:y="4.632cm">
          <text:p text:style-name="P8"><text:span text:style-name="T1">Ge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4" draw:layer="layout" svg:x1="3.698cm" svg:y1="6.546cm" svg:x2="3.952cm" svg:y2="7.054cm">
          <text:p/>
        </draw:line>
        <draw:line draw:style-name="gr23" draw:text-style-name="P4" draw:layer="layout" svg:x1="3.952cm" svg:y1="6.546cm" svg:x2="3.698cm" svg:y2="7.054cm">
          <text:p/>
        </draw:line>
        <draw:line draw:style-name="gr23" draw:text-style-name="P4" draw:layer="layout" svg:x1="12.398cm" svg:y1="6.046cm" svg:x2="12.652cm" svg:y2="6.554cm">
          <text:p/>
        </draw:line>
        <draw:line draw:style-name="gr23" draw:text-style-name="P4" draw:layer="layout" svg:x1="12.652cm" svg:y1="6.046cm" svg:x2="12.398cm" svg:y2="6.554cm">
          <text:p/>
        </draw:line>
        <draw:line draw:style-name="gr23" draw:text-style-name="P4" draw:layer="layout" svg:x1="21.398cm" svg:y1="6.046cm" svg:x2="21.652cm" svg:y2="6.554cm">
          <text:p/>
        </draw:line>
        <draw:line draw:style-name="gr23" draw:text-style-name="P4" draw:layer="layout" svg:x1="21.652cm" svg:y1="6.046cm" svg:x2="21.398cm" svg:y2="6.554cm">
          <text:p/>
        </draw:line>
        <draw:custom-shape draw:style-name="gr2" draw:text-style-name="P2" xml:id="id81" draw:id="id81" draw:layer="layout" svg:width="1.524cm" svg:height="0.508cm" svg:x="3.021cm" svg:y="15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83" draw:id="id83" draw:layer="layout" svg:width="1.524cm" svg:height="0.508cm" svg:x="20.729cm" svg:y="15.806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3.021cm" svg:y1="16.06cm" svg:x2="3.657cm" svg:y2="18.462cm" draw:start-shape="id81" draw:start-glue-point="3" draw:end-shape="id82" draw:end-glue-point="3" svg:d="M3021 16060c-780 0-1098 2402 636 2402" svg:viewBox="0 0 1266 2403">
          <text:p/>
        </draw:connector>
        <draw:connector draw:style-name="gr4" draw:text-style-name="P4" draw:layer="layout" draw:type="curve" svg:x1="22.253cm" svg:y1="16.06cm" svg:x2="20.278cm" svg:y2="18.486cm" draw:start-shape="id83" draw:start-glue-point="1" draw:end-shape="id84" draw:end-glue-point="2" svg:d="M22253 16060c780 0 1767 2426-1975 2426" svg:viewBox="0 0 2705 2427">
          <text:p/>
        </draw:connector>
        <draw:custom-shape draw:style-name="gr8" draw:text-style-name="P9" xml:id="id85" draw:id="id85" draw:layer="layout" svg:width="2.032cm" svg:height="0.956cm" svg:x="13.463cm" svg:y="17.962cm">
          <text:p text:style-name="P8"><text:span text:style-name="T1">pYPKp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xml:id="id82" draw:id="id82" draw:layer="layout" draw:type="line" svg:x1="13.463cm" svg:y1="18.44cm" svg:x2="3.657cm" svg:y2="18.462cm" draw:start-shape="id85" draw:start-glue-point="3" svg:d="M13463 18440l-9806 22" svg:viewBox="0 0 9807 23">
          <text:p/>
        </draw:connector>
        <draw:connector draw:style-name="gr9" draw:text-style-name="P4" xml:id="id84" draw:id="id84" draw:layer="layout" draw:type="line" svg:x1="20.278cm" svg:y1="18.486cm" svg:x2="15.495cm" svg:y2="18.44cm" draw:end-shape="id85" draw:end-glue-point="1" svg:d="M20278 18486l-4783-46" svg:viewBox="0 0 4784 47">
          <text:p/>
        </draw:connector>
        <draw:g>
          <draw:line draw:style-name="gr4" draw:text-style-name="P13" draw:layer="layout" svg:x1="4.925cm" svg:y1="16.314cm" svg:x2="7.166cm" svg:y2="16.314cm">
            <text:p/>
          </draw:line>
          <draw:line draw:style-name="gr4" draw:text-style-name="P13" draw:layer="layout" svg:x1="7.166cm" svg:y1="15.352cm" svg:x2="4.925cm" svg:y2="15.352cm">
            <text:p/>
          </draw:line>
          <draw:frame draw:style-name="gr14" draw:text-style-name="P15" draw:layer="layout" svg:width="2.798cm" svg:height="0.911cm" svg:x="4.985cm" svg:y="15.403cm">
            <draw:text-box>
              <text:p><text:span text:style-name="T2">Promoter</text:span></text:p>
            </draw:text-box>
          </draw:frame>
          <draw:line draw:style-name="gr4" draw:text-style-name="P13" draw:layer="layout" svg:x1="4.925cm" svg:y1="16.314cm" svg:x2="7.166cm" svg:y2="16.314cm">
            <text:p/>
          </draw:line>
          <draw:line draw:style-name="gr4" draw:text-style-name="P13" draw:layer="layout" svg:x1="7.166cm" svg:y1="16.314cm" svg:x2="7.56cm" svg:y2="15.833cm">
            <text:p/>
          </draw:line>
          <draw:line draw:style-name="gr4" draw:text-style-name="P13" draw:layer="layout" svg:x1="7.56cm" svg:y1="15.833cm" svg:x2="7.166cm" svg:y2="15.352cm">
            <text:p/>
          </draw:line>
          <draw:line draw:style-name="gr4" draw:text-style-name="P13" draw:layer="layout" svg:x1="7.166cm" svg:y1="15.352cm" svg:x2="4.925cm" svg:y2="15.352cm">
            <text:p/>
          </draw:line>
          <draw:line draw:style-name="gr4" draw:text-style-name="P13" draw:layer="layout" svg:x1="4.925cm" svg:y1="15.352cm" svg:x2="5.205cm" svg:y2="15.833cm">
            <text:p/>
          </draw:line>
          <draw:line draw:style-name="gr4" draw:text-style-name="P13" draw:layer="layout" svg:x1="4.925cm" svg:y1="16.314cm" svg:x2="5.205cm" svg:y2="15.833cm">
            <text:p/>
          </draw:line>
        </draw:g>
        <draw:g>
          <draw:line draw:style-name="gr4" draw:text-style-name="P13" draw:layer="layout" svg:x1="11.096cm" svg:y1="16.314cm" svg:x2="13.527cm" svg:y2="16.314cm">
            <text:p/>
          </draw:line>
          <draw:line draw:style-name="gr4" draw:text-style-name="P13" draw:layer="layout" svg:x1="13.527cm" svg:y1="15.352cm" svg:x2="11.096cm" svg:y2="15.352cm">
            <text:p/>
          </draw:line>
          <draw:frame draw:style-name="gr21" draw:text-style-name="P15" draw:layer="layout" svg:width="3.085cm" svg:height="0.911cm" svg:x="11.161cm" svg:y="15.403cm">
            <draw:text-box>
              <text:p><text:span text:style-name="T2">TermProm</text:span></text:p>
            </draw:text-box>
          </draw:frame>
          <draw:line draw:style-name="gr4" draw:text-style-name="P13" draw:layer="layout" svg:x1="11.096cm" svg:y1="16.314cm" svg:x2="13.527cm" svg:y2="16.314cm">
            <text:p/>
          </draw:line>
          <draw:line draw:style-name="gr4" draw:text-style-name="P13" draw:layer="layout" svg:x1="13.527cm" svg:y1="16.314cm" svg:x2="13.954cm" svg:y2="15.833cm">
            <text:p/>
          </draw:line>
          <draw:line draw:style-name="gr4" draw:text-style-name="P13" draw:layer="layout" svg:x1="13.954cm" svg:y1="15.833cm" svg:x2="13.527cm" svg:y2="15.352cm">
            <text:p/>
          </draw:line>
          <draw:line draw:style-name="gr4" draw:text-style-name="P13" draw:layer="layout" svg:x1="13.527cm" svg:y1="15.352cm" svg:x2="11.096cm" svg:y2="15.352cm">
            <text:p/>
          </draw:line>
          <draw:line draw:style-name="gr4" draw:text-style-name="P13" draw:layer="layout" svg:x1="11.096cm" svg:y1="15.352cm" svg:x2="11.4cm" svg:y2="15.833cm">
            <text:p/>
          </draw:line>
          <draw:line draw:style-name="gr4" draw:text-style-name="P13" draw:layer="layout" svg:x1="11.096cm" svg:y1="16.314cm" svg:x2="11.4cm" svg:y2="15.833cm">
            <text:p/>
          </draw:line>
        </draw:g>
        <draw:custom-shape draw:style-name="gr5" draw:text-style-name="P5" draw:layer="layout" svg:width="0.283cm" svg:height="0.974cm" svg:x="4.624cm" svg:y="15.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10.541cm" svg:y="15.3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7.602cm" svg:y="15.3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layer="layout" svg:width="2.032cm" svg:height="0.956cm" svg:x="8.391cm" svg:y="15.358cm">
          <text:p text:style-name="P8"><text:span text:style-name="T1">Ge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28cm" svg:height="0.952cm" svg:x="20.372cm" svg:y="15.3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" draw:text-style-name="P13" draw:layer="layout" svg:x1="17.403cm" svg:y1="16.314cm" svg:x2="19.834cm" svg:y2="16.314cm">
            <text:p/>
          </draw:line>
          <draw:line draw:style-name="gr4" draw:text-style-name="P13" draw:layer="layout" svg:x1="19.834cm" svg:y1="15.352cm" svg:x2="17.403cm" svg:y2="15.352cm">
            <text:p/>
          </draw:line>
          <draw:frame draw:style-name="gr21" draw:text-style-name="P15" draw:layer="layout" svg:width="3.085cm" svg:height="0.911cm" svg:x="17.468cm" svg:y="15.403cm">
            <draw:text-box>
              <text:p><text:span text:style-name="T2">Terminator</text:span></text:p>
            </draw:text-box>
          </draw:frame>
          <draw:line draw:style-name="gr4" draw:text-style-name="P13" draw:layer="layout" svg:x1="17.403cm" svg:y1="16.314cm" svg:x2="19.834cm" svg:y2="16.314cm">
            <text:p/>
          </draw:line>
          <draw:line draw:style-name="gr4" draw:text-style-name="P13" draw:layer="layout" svg:x1="19.834cm" svg:y1="16.314cm" svg:x2="20.261cm" svg:y2="15.833cm">
            <text:p/>
          </draw:line>
          <draw:line draw:style-name="gr4" draw:text-style-name="P13" draw:layer="layout" svg:x1="20.261cm" svg:y1="15.833cm" svg:x2="19.834cm" svg:y2="15.352cm">
            <text:p/>
          </draw:line>
          <draw:line draw:style-name="gr4" draw:text-style-name="P13" draw:layer="layout" svg:x1="19.834cm" svg:y1="15.352cm" svg:x2="17.403cm" svg:y2="15.352cm">
            <text:p/>
          </draw:line>
          <draw:line draw:style-name="gr4" draw:text-style-name="P13" draw:layer="layout" svg:x1="17.403cm" svg:y1="15.352cm" svg:x2="17.707cm" svg:y2="15.833cm">
            <text:p/>
          </draw:line>
          <draw:line draw:style-name="gr4" draw:text-style-name="P13" draw:layer="layout" svg:x1="17.403cm" svg:y1="16.314cm" svg:x2="17.707cm" svg:y2="15.833cm">
            <text:p/>
          </draw:line>
        </draw:g>
        <draw:custom-shape draw:style-name="gr6" draw:text-style-name="P6" draw:layer="layout" svg:width="0.536cm" svg:height="0.965cm" svg:x="16.848cm" svg:y="15.3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13.909cm" svg:y="15.3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layer="layout" svg:width="2.032cm" svg:height="0.956cm" svg:x="14.698cm" svg:y="15.358cm">
          <text:p text:style-name="P8"><text:span text:style-name="T1">Ge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1" draw:layer="layout" svg:width="1.016cm" svg:height="1.27cm" svg:x="14.025cm" svg:y="11.43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5" draw:layer="layout" svg:width="14.848cm" svg:height="11.136cm" svg:x="3.075cm" svg:y="2.257cm" draw:page-number="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custom-shape draw:style-name="gr27" draw:text-style-name="P23" draw:layer="layout" svg:width="6cm" svg:height="6cm" draw:transform="rotate (0.188321026290188) translate (17.939cm 5.045cm)">
          <text:p/>
          <draw:enhanced-geometry svg:viewBox="0 0 21600 21600" draw:mirror-vertical="true" draw:mirror-horizontal="false" draw:type="block-arc" draw:modifiers="133.286479950661 9793.2096058865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11" draw:layer="layout" svg:width="7cm" svg:height="7cm" svg:x="17.948cm" svg:y="3.933cm">
          <text:p/>
          <draw:enhanced-geometry svg:viewBox="0 0 21600 21600" draw:mirror-vertical="true" draw:type="block-arc" draw:modifiers="134.949905342152 9980.9054170290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9" draw:text-style-name="P24" draw:layer="layout" svg:width="6cm" svg:height="6cm" draw:transform="rotate (-2.94297418471284) translate (24.98cm 9.816cm)">
          <text:p/>
          <draw:enhanced-geometry svg:viewBox="0 0 21600 21600" draw:mirror-vertical="true" draw:mirror-horizontal="false" draw:type="block-arc" draw:modifiers="-130.77767175465 9955.6911488538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25" draw:layer="layout" svg:width="7cm" svg:height="7cm" draw:transform="rotate (-3.12640828909744) translate (25cm 10.887cm)">
          <text:p/>
          <draw:enhanced-geometry svg:viewBox="0 0 21600 21600" draw:mirror-vertical="true" draw:type="block-arc" draw:modifiers="-131.857891539436 10109.543847197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9" draw:text-style-name="P24" draw:layer="layout" svg:width="6cm" svg:height="6cm" draw:transform="rotate (-2.94297418471284) translate (10.186cm 8.618cm)">
          <text:p/>
          <draw:enhanced-geometry svg:viewBox="0 0 21600 21600" draw:mirror-vertical="true" draw:mirror-horizontal="false" draw:type="block-arc" draw:modifiers="-130.77767175465 9955.6911488538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25" draw:layer="layout" svg:width="7cm" svg:height="7cm" draw:transform="rotate (-3.12640828909744) translate (10.206cm 9.689cm)">
          <text:p/>
          <draw:enhanced-geometry svg:viewBox="0 0 21600 21600" draw:mirror-vertical="true" draw:mirror-horizontal="false" draw:type="block-arc" draw:modifiers="-131.857891539436 10109.543847197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7" draw:text-style-name="P23" draw:layer="layout" svg:width="6cm" svg:height="6cm" draw:transform="rotate (0.188321026290188) translate (2.945cm 8.147cm)">
          <text:p/>
          <draw:enhanced-geometry svg:viewBox="0 0 21600 21600" draw:mirror-vertical="true" draw:mirror-horizontal="false" draw:type="block-arc" draw:modifiers="133.286479950661 9793.2096058865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11" draw:layer="layout" svg:width="7cm" svg:height="7cm" svg:x="2.954cm" svg:y="7.035cm">
          <text:p/>
          <draw:enhanced-geometry svg:viewBox="0 0 21600 21600" draw:mirror-vertical="true" draw:type="block-arc" draw:modifiers="134.949905342152 9980.9054170290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presentation:notes draw:style-name="dp1">
          <office:forms form:automatic-focus="false" form:apply-design-mode="false"/>
          <draw:page-thumbnail draw:style-name="gr15" draw:layer="layout" svg:width="19.798cm" svg:height="11.136cm" svg:x="0.6cm" svg:y="2.257cm" draw:page-number="8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ffff00" draw:end-color="#0000ff" draw:start-intensity="100%" draw:end-intensity="100%" draw:angle="90deg" draw:border="0%"/>
    <draw:gradient draw:name="Gradient_20_4" draw:display-name="Gradient 4" draw:style="linear" draw:start-color="#ff3333" draw:end-color="#99ff66" draw:start-intensity="100%" draw:end-intensity="100%" draw:angle="30deg" draw:border="0%"/>
    <draw:gradient draw:name="Gradient_20_5" draw:display-name="Gradient 5" draw:style="linear" draw:start-color="#ffff00" draw:end-color="#ff3333" draw:start-intensity="100%" draw:end-intensity="100%" draw:angle="30deg" draw:border="0%"/>
    <draw:gradient draw:name="Gradient_20_6" draw:display-name="Gradient 6" draw:style="linear" draw:start-color="#ffff00" draw:end-color="#99ff66" draw:start-intensity="100%" draw:end-intensity="100%" draw:angle="30deg" draw:border="0%"/>
    <draw:gradient draw:name="Gradient_20_7" draw:display-name="Gradient 7" draw:style="linear" draw:start-color="#3333ff" draw:end-color="#ff3333" draw:start-intensity="100%" draw:end-intensity="100%" draw:angle="90deg" draw:border="0%"/>
    <draw:gradient draw:name="Gradient_20_8" draw:display-name="Gradient 8" draw:style="linear" draw:start-color="#ffff00" draw:end-color="#99ff66" draw:start-intensity="100%" draw:end-intensity="100%" draw:angle="30deg" draw:border="0%"/>
    <draw:gradient draw:name="Gradient_20_9" draw:display-name="Gradient 9" draw:style="linear" draw:start-color="#ff3333" draw:end-color="#99ff66" draw:start-intensity="100%" draw:end-intensity="100%" draw:angle="5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0_20_Degrees" draw:display-name="Black 0 Degrees" draw:style="single" draw:color="#000000" draw:distance="0.102cm" draw:rotation="0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2cm" draw:marker-start-center="false" draw:marker-end-width="0.2cm" draw:marker-end-center="false" draw:fill="solid" draw:fill-color="#ff95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bjorn </meta:initial-creator>
    <meta:creation-date>2013-06-07T11:37:07</meta:creation-date>
    <dc:date>2022-02-21T15:32:10.353728250</dc:date>
    <meta:editing-duration>PT12H51M37S</meta:editing-duration>
    <meta:editing-cycles>38</meta:editing-cycles>
    <meta:generator>LibreOffice/7.3.0.3$Linux_X86_64 LibreOffice_project/30$Build-3</meta:generator>
    <dc:creator>Björn Johansson</dc:creator>
    <meta:document-statistic meta:object-count="574"/>
  </office:meta>
</office:document-meta>
</file>